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2">
            <text:p>2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44">
            <text:p>4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19">
            <text:p>11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987">
            <text:p>198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4237">
            <text:p>423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7168">
            <text:p>716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22">
            <text:p>2020-10-2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8 days">
            <text:p>8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11 - 1.33)">
            <text:p>(1.11 - 1.3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32">
            <text:p>1.3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3.375">
            <text:p>3.3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64634146341463">
            <text:p>0.0164634146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5815319750149">
            <text:p>1.0581531975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3.375">
            <text:p>3.3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64634146341463">
            <text:p>0.0164634146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5815319750149">
            <text:p>1.0581531975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31.5">
            <text:p>31.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72131147540984">
            <text:p>0.1721311475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6053211502284">
            <text:p>1.66053211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36425848378567">
            <text:p>4.364258483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10">
            <text:p>210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3.375">
            <text:p>53.37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54166666666667">
            <text:p>0.2541666667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2.01620069444444">
            <text:p>2.0162006944</text:p>
          </table:table-cell>
          <table:table-cell table:number-columns-repeated="2" office:value-type="float" office:value="0">
            <text:p>0</text:p>
          </table:table-cell>
          <table:table-cell office:value-type="float" office:value="3.06063970943952">
            <text:p>3.060639709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93">
            <text:p>293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2.375">
            <text:p>72.37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7013651877133">
            <text:p>0.2470136519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8413864022877">
            <text:p>1.9841386402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3994161446509">
            <text:p>3.139941614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63">
            <text:p>363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">
            <text:p>51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0495867768595">
            <text:p>0.1404958678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3042415135578">
            <text:p>1.5304241514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27255915899641">
            <text:p>5.27255915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02">
            <text:p>402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1890547263682">
            <text:p>0.1218905473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5573723422688">
            <text:p>1.4557372342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02656756590561">
            <text:p>6.026567565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77">
            <text:p>577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4">
            <text:p>54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935875216637782">
            <text:p>0.0935875217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4472322927711">
            <text:p>1.3447232293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7.74781264441222">
            <text:p>7.747812644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4">
            <text:p>164</text:p>
          </table:table-cell>
          <table:table-cell office:value-type="float" office:value="756">
            <text:p>756</text:p>
          </table:table-cell>
          <table:table-cell office:value-type="float" office:value="2.5">
            <text:p>2.5</text:p>
          </table:table-cell>
          <table:table-cell office:value-type="float" office:value="27.125">
            <text:p>27.125</text:p>
          </table:table-cell>
          <table:table-cell office:value-type="float" office:value="33.125">
            <text:p>33.125</text:p>
          </table:table-cell>
          <table:table-cell office:value-type="float" office:value="0.03125">
            <text:p>0.03125</text:p>
          </table:table-cell>
          <table:table-cell office:value-type="float" office:value="0.165396341463415">
            <text:p>0.1653963415</text:p>
          </table:table-cell>
          <table:table-cell office:value-type="float" office:value="0.0438161375661376">
            <text:p>0.0438161376</text:p>
          </table:table-cell>
          <table:table-cell office:value-type="float" office:value="1.1112890625">
            <text:p>1.1112890625</text:p>
          </table:table-cell>
          <table:table-cell office:value-type="float" office:value="1.63250485667014">
            <text:p>1.6325048567</text:p>
          </table:table-cell>
          <table:table-cell office:value-type="float" office:value="1.15711939514746">
            <text:p>1.1571193951</text:p>
          </table:table-cell>
          <table:table-cell office:value-type="float" office:value="22.5255059555446">
            <text:p>22.5255059555</text:p>
          </table:table-cell>
          <table:table-cell office:value-type="float" office:value="4.52856122653537">
            <text:p>4.5285612265</text:p>
          </table:table-cell>
          <table:table-cell office:value-type="float" office:value="16.1635462413559">
            <text:p>16.163546241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4.375">
            <text:p>94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64703315881326">
            <text:p>0.1647033159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2963088281876">
            <text:p>1.6296308828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54622936950114">
            <text:p>4.546229369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94">
            <text:p>1094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4.75">
            <text:p>94.7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66087751371115">
            <text:p>0.0866087751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783282964416">
            <text:p>1.317832829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34497436705471">
            <text:p>8.344974367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10">
            <text:p>1310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06.75">
            <text:p>106.7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14885496183206">
            <text:p>0.0814885496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9822507575316">
            <text:p>1.2982250758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84811749611347">
            <text:p>8.848117496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3">
            <text:p>353</text:p>
          </table:table-cell>
          <table:table-cell office:value-type="float" office:value="1069">
            <text:p>1069</text:p>
          </table:table-cell>
          <table:table-cell office:value-type="float" office:value="31">
            <text:p>31</text:p>
          </table:table-cell>
          <table:table-cell office:value-type="float" office:value="121.875">
            <text:p>121.875</text:p>
          </table:table-cell>
          <table:table-cell office:value-type="float" office:value="106.375">
            <text:p>106.375</text:p>
          </table:table-cell>
          <table:table-cell office:value-type="float" office:value="0.254098360655738">
            <text:p>0.2540983607</text:p>
          </table:table-cell>
          <table:table-cell office:value-type="float" office:value="0.345254957507082">
            <text:p>0.3452549575</text:p>
          </table:table-cell>
          <table:table-cell office:value-type="float" office:value="0.0995088868101029">
            <text:p>0.0995088868</text:p>
          </table:table-cell>
          <table:table-cell office:value-type="float" office:value="2.01589357699543">
            <text:p>2.015893577</text:p>
          </table:table-cell>
          <table:table-cell office:value-type="float" office:value="2.44202628321389">
            <text:p>2.4420262832</text:p>
          </table:table-cell>
          <table:table-cell office:value-type="float" office:value="1.36768906020156">
            <text:p>1.3676890602</text:p>
          </table:table-cell>
          <table:table-cell office:value-type="float" office:value="3.06137594859294">
            <text:p>3.0613759486</text:p>
          </table:table-cell>
          <table:table-cell office:value-type="float" office:value="2.33710591794073">
            <text:p>2.3371059179</text:p>
          </table:table-cell>
          <table:table-cell office:value-type="float" office:value="7.30677605942586">
            <text:p>7.306776059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21">
            <text:p>1021</text:p>
          </table:table-cell>
          <table:table-cell office:value-type="float" office:value="34.75">
            <text:p>34.75</text:p>
          </table:table-cell>
          <table:table-cell office:value-type="float" office:value="55.125">
            <text:p>55.125</text:p>
          </table:table-cell>
          <table:table-cell office:value-type="float" office:value="82.75">
            <text:p>82.75</text:p>
          </table:table-cell>
          <table:table-cell office:value-type="float" office:value="0.224193548387097">
            <text:p>0.2241935484</text:p>
          </table:table-cell>
          <table:table-cell office:value-type="float" office:value="0.153125">
            <text:p>0.153125</text:p>
          </table:table-cell>
          <table:table-cell office:value-type="float" office:value="0.0810479921645446">
            <text:p>0.0810479922</text:p>
          </table:table-cell>
          <table:table-cell office:value-type="float" office:value="1.8831924037461">
            <text:p>1.8831924037</text:p>
          </table:table-cell>
          <table:table-cell office:value-type="float" office:value="1.581894140625">
            <text:p>1.5818941406</text:p>
          </table:table-cell>
          <table:table-cell office:value-type="float" office:value="1.29654277556236">
            <text:p>1.2965427756</text:p>
          </table:table-cell>
          <table:table-cell office:value-type="float" office:value="3.42663289257146">
            <text:p>3.4266328926</text:p>
          </table:table-cell>
          <table:table-cell office:value-type="float" office:value="4.86502212195222">
            <text:p>4.865022122</text:p>
          </table:table-cell>
          <table:table-cell office:value-type="float" office:value="8.89437797258238">
            <text:p>8.894377972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20">
            <text:p>1120</text:p>
          </table:table-cell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  <table:table-cell office:value-type="float" office:value="99.625">
            <text:p>99.625</text:p>
          </table:table-cell>
          <table:table-cell office:value-type="float" office:value="0.196629213483146">
            <text:p>0.1966292135</text:p>
          </table:table-cell>
          <table:table-cell office:value-type="float" office:value="0.183720930232558">
            <text:p>0.1837209302</text:p>
          </table:table-cell>
          <table:table-cell office:value-type="float" office:value="0.0889508928571429">
            <text:p>0.0889508929</text:p>
          </table:table-cell>
          <table:table-cell office:value-type="float" office:value="1.76398182047721">
            <text:p>1.7639818205</text:p>
          </table:table-cell>
          <table:table-cell office:value-type="float" office:value="1.70917988101677">
            <text:p>1.709179881</text:p>
          </table:table-cell>
          <table:table-cell office:value-type="float" office:value="1.32683615722656">
            <text:p>1.3268361572</text:p>
          </table:table-cell>
          <table:table-cell office:value-type="float" office:value="3.86135884870175">
            <text:p>3.8613588487</text:p>
          </table:table-cell>
          <table:table-cell office:value-type="float" office:value="4.10966228620669">
            <text:p>4.1096622862</text:p>
          </table:table-cell>
          <table:table-cell office:value-type="float" office:value="8.13412217443149">
            <text:p>8.134122174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77">
            <text:p>477</text:p>
          </table:table-cell>
          <table:table-cell office:value-type="float" office:value="1347">
            <text:p>1347</text:p>
          </table:table-cell>
          <table:table-cell office:value-type="float" office:value="37.875">
            <text:p>37.875</text:p>
          </table:table-cell>
          <table:table-cell office:value-type="float" office:value="87.5">
            <text:p>87.5</text:p>
          </table:table-cell>
          <table:table-cell office:value-type="float" office:value="50.625">
            <text:p>50.625</text:p>
          </table:table-cell>
          <table:table-cell office:value-type="float" office:value="0.150297619047619">
            <text:p>0.150297619</text:p>
          </table:table-cell>
          <table:table-cell office:value-type="float" office:value="0.183438155136268">
            <text:p>0.1834381551</text:p>
          </table:table-cell>
          <table:table-cell office:value-type="float" office:value="0.0375835189309577">
            <text:p>0.0375835189</text:p>
          </table:table-cell>
          <table:table-cell office:value-type="float" office:value="1.57031684027778">
            <text:p>1.5703168403</text:p>
          </table:table-cell>
          <table:table-cell office:value-type="float" office:value="1.70798667422614">
            <text:p>1.7079866742</text:p>
          </table:table-cell>
          <table:table-cell office:value-type="float" office:value="1.13431085721301">
            <text:p>1.1343108572</text:p>
          </table:table-cell>
          <table:table-cell office:value-type="float" office:value="4.95031906453277">
            <text:p>4.9503190645</text:p>
          </table:table-cell>
          <table:table-cell office:value-type="float" office:value="4.11549198538554">
            <text:p>4.1154919854</text:p>
          </table:table-cell>
          <table:table-cell office:value-type="float" office:value="18.7872919569223">
            <text:p>18.787291956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86">
            <text:p>1386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8.875">
            <text:p>98.87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13383838383838">
            <text:p>0.0713383838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965910685134">
            <text:p>1.2596591069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0589222025972">
            <text:p>10.058922202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708">
            <text:p>708</text:p>
          </table:table-cell>
          <table:table-cell office:value-type="float" office:value="1710">
            <text:p>1710</text:p>
          </table:table-cell>
          <table:table-cell office:value-type="float" office:value="71">
            <text:p>71</text:p>
          </table:table-cell>
          <table:table-cell office:value-type="float" office:value="55.5">
            <text:p>55.5</text:p>
          </table:table-cell>
          <table:table-cell office:value-type="float" office:value="133.5">
            <text:p>133.5</text:p>
          </table:table-cell>
          <table:table-cell office:value-type="float" office:value="0.213855421686747">
            <text:p>0.2138554217</text:p>
          </table:table-cell>
          <table:table-cell office:value-type="float" office:value="0.0783898305084746">
            <text:p>0.0783898305</text:p>
          </table:table-cell>
          <table:table-cell office:value-type="float" office:value="0.0780701754385965">
            <text:p>0.0780701754</text:p>
          </table:table-cell>
          <table:table-cell office:value-type="float" office:value="1.83813289301785">
            <text:p>1.838132893</text:p>
          </table:table-cell>
          <table:table-cell office:value-type="float" office:value="1.28640853921287">
            <text:p>1.2864085392</text:p>
          </table:table-cell>
          <table:table-cell office:value-type="float" office:value="1.28519172052939">
            <text:p>1.2851917205</text:p>
          </table:table-cell>
          <table:table-cell office:value-type="float" office:value="3.57658143941032">
            <text:p>3.5765814394</text:p>
          </table:table-cell>
          <table:table-cell office:value-type="float" office:value="9.18452472089782">
            <text:p>9.1845247209</text:p>
          </table:table-cell>
          <table:table-cell office:value-type="float" office:value="9.22074630899029">
            <text:p>9.22074630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90">
            <text:p>690</text:p>
          </table:table-cell>
          <table:table-cell office:value-type="float" office:value="1555">
            <text:p>1555</text:p>
          </table:table-cell>
          <table:table-cell office:value-type="float" office:value="62.5">
            <text:p>62.5</text:p>
          </table:table-cell>
          <table:table-cell office:value-type="float" office:value="113.625">
            <text:p>113.625</text:p>
          </table:table-cell>
          <table:table-cell office:value-type="float" office:value="177.5">
            <text:p>177.5</text:p>
          </table:table-cell>
          <table:table-cell office:value-type="float" office:value="0.179597701149425">
            <text:p>0.1795977011</text:p>
          </table:table-cell>
          <table:table-cell office:value-type="float" office:value="0.164673913043478">
            <text:p>0.164673913</text:p>
          </table:table-cell>
          <table:table-cell office:value-type="float" office:value="0.114147909967846">
            <text:p>0.11414791</text:p>
          </table:table-cell>
          <table:table-cell office:value-type="float" office:value="1.69181240916898">
            <text:p>1.6918124092</text:p>
          </table:table-cell>
          <table:table-cell office:value-type="float" office:value="1.62950899102079">
            <text:p>1.629508991</text:p>
          </table:table-cell>
          <table:table-cell office:value-type="float" office:value="1.42505598577351">
            <text:p>1.4250559858</text:p>
          </table:table-cell>
          <table:table-cell office:value-type="float" office:value="4.19648063451605">
            <text:p>4.1964806345</text:p>
          </table:table-cell>
          <table:table-cell office:value-type="float" office:value="4.54698225435509">
            <text:p>4.5469822544</text:p>
          </table:table-cell>
          <table:table-cell office:value-type="float" office:value="6.41269109503706">
            <text:p>6.41269109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2058">
            <text:p>2058</text:p>
          </table:table-cell>
          <table:table-cell office:value-type="float" office:value="13.75">
            <text:p>13.75</text:p>
          </table:table-cell>
          <table:table-cell office:value-type="float" office:value="59.875">
            <text:p>59.875</text:p>
          </table:table-cell>
          <table:table-cell office:value-type="float" office:value="160.25">
            <text:p>160.25</text:p>
          </table:table-cell>
          <table:table-cell office:value-type="float" office:value="0.0376712328767123">
            <text:p>0.0376712329</text:p>
          </table:table-cell>
          <table:table-cell office:value-type="float" office:value="0.0736469864698647">
            <text:p>0.0736469865</text:p>
          </table:table-cell>
          <table:table-cell office:value-type="float" office:value="0.0778668610301263">
            <text:p>0.077866861</text:p>
          </table:table-cell>
          <table:table-cell office:value-type="float" office:value="1.13463079376994">
            <text:p>1.1346307938</text:p>
          </table:table-cell>
          <table:table-cell office:value-type="float" office:value="1.26839525473207">
            <text:p>1.2683952547</text:p>
          </table:table-cell>
          <table:table-cell office:value-type="float" office:value="1.28441797977694">
            <text:p>1.2844179798</text:p>
          </table:table-cell>
          <table:table-cell office:value-type="float" office:value="18.7443446228369">
            <text:p>18.7443446228</text:p>
          </table:table-cell>
          <table:table-cell office:value-type="float" office:value="9.7542213903333">
            <text:p>9.7542213903</text:p>
          </table:table-cell>
          <table:table-cell office:value-type="float" office:value="9.24393946161819">
            <text:p>9.243939461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32">
            <text:p>832</text:p>
          </table:table-cell>
          <table:table-cell office:value-type="float" office:value="2270">
            <text:p>2270</text:p>
          </table:table-cell>
          <table:table-cell office:value-type="float" office:value="49.5">
            <text:p>49.5</text:p>
          </table:table-cell>
          <table:table-cell office:value-type="float" office:value="310.75">
            <text:p>310.75</text:p>
          </table:table-cell>
          <table:table-cell office:value-type="float" office:value="186.5">
            <text:p>186.5</text:p>
          </table:table-cell>
          <table:table-cell office:value-type="float" office:value="0.144736842105263">
            <text:p>0.1447368421</text:p>
          </table:table-cell>
          <table:table-cell office:value-type="float" office:value="0.373497596153846">
            <text:p>0.3734975962</text:p>
          </table:table-cell>
          <table:table-cell office:value-type="float" office:value="0.08215859030837">
            <text:p>0.0821585903</text:p>
          </table:table-cell>
          <table:table-cell office:value-type="float" office:value="1.54763850415512">
            <text:p>1.5476385042</text:p>
          </table:table-cell>
          <table:table-cell office:value-type="float" office:value="2.58066247703056">
            <text:p>2.580662477</text:p>
          </table:table-cell>
          <table:table-cell office:value-type="float" office:value="1.30078513264375">
            <text:p>1.3007851326</text:p>
          </table:table-cell>
          <table:table-cell office:value-type="float" office:value="5.12778484956435">
            <text:p>5.1277848496</text:p>
          </table:table-cell>
          <table:table-cell office:value-type="float" office:value="2.18410051699928">
            <text:p>2.184100517</text:p>
          </table:table-cell>
          <table:table-cell office:value-type="float" office:value="8.77871087256842">
            <text:p>8.778710872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22">
            <text:p>1022</text:p>
          </table:table-cell>
          <table:table-cell office:value-type="float" office:value="2187">
            <text:p>2187</text:p>
          </table:table-cell>
          <table:table-cell office:value-type="float" office:value="74.25">
            <text:p>74.25</text:p>
          </table:table-cell>
          <table:table-cell office:value-type="float" office:value="77.875">
            <text:p>77.875</text:p>
          </table:table-cell>
          <table:table-cell office:value-type="float" office:value="63.625">
            <text:p>63.625</text:p>
          </table:table-cell>
          <table:table-cell office:value-type="float" office:value="0.226371951219512">
            <text:p>0.2263719512</text:p>
          </table:table-cell>
          <table:table-cell office:value-type="float" office:value="0.0761986301369863">
            <text:p>0.0761986301</text:p>
          </table:table-cell>
          <table:table-cell office:value-type="float" office:value="0.0290923639689072">
            <text:p>0.029092364</text:p>
          </table:table-cell>
          <table:table-cell office:value-type="float" office:value="1.89274057945419">
            <text:p>1.8927405795</text:p>
          </table:table-cell>
          <table:table-cell office:value-type="float" office:value="1.27807541869957">
            <text:p>1.2780754187</text:p>
          </table:table-cell>
          <table:table-cell office:value-type="float" office:value="1.10348215054812">
            <text:p>1.1034821505</text:p>
          </table:table-cell>
          <table:table-cell office:value-type="float" office:value="3.39677828908838">
            <text:p>3.3967782891</text:p>
          </table:table-cell>
          <table:table-cell office:value-type="float" office:value="9.43891542045866">
            <text:p>9.4389154205</text:p>
          </table:table-cell>
          <table:table-cell office:value-type="float" office:value="24.1706599244166">
            <text:p>24.170659924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10">
            <text:p>1110</text:p>
          </table:table-cell>
          <table:table-cell office:value-type="float" office:value="2632">
            <text:p>2632</text:p>
          </table:table-cell>
          <table:table-cell office:value-type="float" office:value="91.625">
            <text:p>91.625</text:p>
          </table:table-cell>
          <table:table-cell office:value-type="float" office:value="178.5">
            <text:p>178.5</text:p>
          </table:table-cell>
          <table:table-cell office:value-type="float" office:value="89.625">
            <text:p>89.625</text:p>
          </table:table-cell>
          <table:table-cell office:value-type="float" office:value="0.254513888888889">
            <text:p>0.2545138889</text:p>
          </table:table-cell>
          <table:table-cell office:value-type="float" office:value="0.160810810810811">
            <text:p>0.1608108108</text:p>
          </table:table-cell>
          <table:table-cell office:value-type="float" office:value="0.0340520516717325">
            <text:p>0.0340520517</text:p>
          </table:table-cell>
          <table:table-cell office:value-type="float" office:value="2.01776215760031">
            <text:p>2.0177621576</text:p>
          </table:table-cell>
          <table:table-cell office:value-type="float" office:value="1.61352366691015">
            <text:p>1.6135236669</text:p>
          </table:table-cell>
          <table:table-cell office:value-type="float" office:value="1.12145488360825">
            <text:p>1.1214548836</text:p>
          </table:table-cell>
          <table:table-cell office:value-type="float" office:value="3.05690324728457">
            <text:p>3.0569032473</text:p>
          </table:table-cell>
          <table:table-cell office:value-type="float" office:value="4.64829035001003">
            <text:p>4.64829035</text:p>
          </table:table-cell>
          <table:table-cell office:value-type="float" office:value="20.7001583260312">
            <text:p>20.7001583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24">
            <text:p>1124</text:p>
          </table:table-cell>
          <table:table-cell office:value-type="float" office:value="2808">
            <text:p>2808</text:p>
          </table:table-cell>
          <table:table-cell office:value-type="float" office:value="116.125">
            <text:p>116.125</text:p>
          </table:table-cell>
          <table:table-cell office:value-type="float" office:value="23.75">
            <text:p>23.75</text:p>
          </table:table-cell>
          <table:table-cell office:value-type="float" office:value="178.875">
            <text:p>178.875</text:p>
          </table:table-cell>
          <table:table-cell office:value-type="float" office:value="0.312163978494624">
            <text:p>0.3121639785</text:p>
          </table:table-cell>
          <table:table-cell office:value-type="float" office:value="0.0211298932384342">
            <text:p>0.0211298932</text:p>
          </table:table-cell>
          <table:table-cell office:value-type="float" office:value="0.0637019230769231">
            <text:p>0.0637019231</text:p>
          </table:table-cell>
          <table:table-cell office:value-type="float" office:value="2.28356876969158">
            <text:p>2.2835687697</text:p>
          </table:table-cell>
          <table:table-cell office:value-type="float" office:value="1.07482971221552">
            <text:p>1.0748297122</text:p>
          </table:table-cell>
          <table:table-cell office:value-type="float" office:value="1.23091028337648">
            <text:p>1.2309102834</text:p>
          </table:table-cell>
          <table:table-cell office:value-type="float" office:value="2.55135871103022">
            <text:p>2.551358711</text:p>
          </table:table-cell>
          <table:table-cell office:value-type="float" office:value="33.1494681601684">
            <text:p>33.1494681602</text:p>
          </table:table-cell>
          <table:table-cell office:value-type="float" office:value="11.2241096064417">
            <text:p>11.224109606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47">
            <text:p>647</text:p>
          </table:table-cell>
          <table:table-cell office:value-type="float" office:value="1303">
            <text:p>1303</text:p>
          </table:table-cell>
          <table:table-cell office:value-type="float" office:value="3094">
            <text:p>3094</text:p>
          </table:table-cell>
          <table:table-cell office:value-type="float" office:value="64">
            <text:p>64</text:p>
          </table:table-cell>
          <table:table-cell office:value-type="float" office:value="51.75">
            <text:p>51.75</text:p>
          </table:table-cell>
          <table:table-cell office:value-type="float" office:value="236.375">
            <text:p>236.375</text:p>
          </table:table-cell>
          <table:table-cell office:value-type="float" office:value="0.0989180834621329">
            <text:p>0.0989180835</text:p>
          </table:table-cell>
          <table:table-cell office:value-type="float" office:value="0.0397160399079048">
            <text:p>0.0397160399</text:p>
          </table:table-cell>
          <table:table-cell office:value-type="float" office:value="0.0763978668390433">
            <text:p>0.0763978668</text:p>
          </table:table-cell>
          <table:table-cell office:value-type="float" office:value="1.36539147509968">
            <text:p>1.3653914751</text:p>
          </table:table-cell>
          <table:table-cell office:value-type="float" office:value="1.14209777277656">
            <text:p>1.1420977728</text:p>
          </table:table-cell>
          <table:table-cell office:value-type="float" office:value="1.27883233668946">
            <text:p>1.2788323367</text:p>
          </table:table-cell>
          <table:table-cell office:value-type="float" office:value="7.34841068531246">
            <text:p>7.3484106853</text:p>
          </table:table-cell>
          <table:table-cell office:value-type="float" office:value="17.7968993302573">
            <text:p>17.7968993303</text:p>
          </table:table-cell>
          <table:table-cell office:value-type="float" office:value="9.4151819055973">
            <text:p>9.415181905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48">
            <text:p>748</text:p>
          </table:table-cell>
          <table:table-cell office:value-type="float" office:value="1386">
            <text:p>1386</text:p>
          </table:table-cell>
          <table:table-cell office:value-type="float" office:value="3149">
            <text:p>3149</text:p>
          </table:table-cell>
          <table:table-cell office:value-type="float" office:value="88.625">
            <text:p>88.625</text:p>
          </table:table-cell>
          <table:table-cell office:value-type="float" office:value="98">
            <text:p>98</text:p>
          </table:table-cell>
          <table:table-cell office:value-type="float" office:value="138">
            <text:p>138</text:p>
          </table:table-cell>
          <table:table-cell office:value-type="float" office:value="0.118482620320856">
            <text:p>0.1184826203</text:p>
          </table:table-cell>
          <table:table-cell office:value-type="float" office:value="0.0707070707070707">
            <text:p>0.0707070707</text:p>
          </table:table-cell>
          <table:table-cell office:value-type="float" office:value="0.0438234360114322">
            <text:p>0.043823436</text:p>
          </table:table-cell>
          <table:table-cell office:value-type="float" office:value="1.44220390850646">
            <text:p>1.4422039085</text:p>
          </table:table-cell>
          <table:table-cell office:value-type="float" office:value="1.25727374757678">
            <text:p>1.2572737476</text:p>
          </table:table-cell>
          <table:table-cell office:value-type="float" office:value="1.15714619338596">
            <text:p>1.1571461934</text:p>
          </table:table-cell>
          <table:table-cell office:value-type="float" office:value="6.19030843898479">
            <text:p>6.190308439</text:p>
          </table:table-cell>
          <table:table-cell office:value-type="float" office:value="10.1457091765895">
            <text:p>10.1457091766</text:p>
          </table:table-cell>
          <table:table-cell office:value-type="float" office:value="16.1609112337946">
            <text:p>16.160911233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84">
            <text:p>784</text:p>
          </table:table-cell>
          <table:table-cell office:value-type="float" office:value="1538">
            <text:p>1538</text:p>
          </table:table-cell>
          <table:table-cell office:value-type="float" office:value="3644">
            <text:p>3644</text:p>
          </table:table-cell>
          <table:table-cell office:value-type="float" office:value="23.625">
            <text:p>23.625</text:p>
          </table:table-cell>
          <table:table-cell office:value-type="float" office:value="112.25">
            <text:p>112.25</text:p>
          </table:table-cell>
          <table:table-cell office:value-type="float" office:value="148">
            <text:p>148</text:p>
          </table:table-cell>
          <table:table-cell office:value-type="float" office:value="0.0301339285714286">
            <text:p>0.0301339286</text:p>
          </table:table-cell>
          <table:table-cell office:value-type="float" office:value="0.0729843953185956">
            <text:p>0.0729843953</text:p>
          </table:table-cell>
          <table:table-cell office:value-type="float" office:value="0.0406147091108672">
            <text:p>0.0406147091</text:p>
          </table:table-cell>
          <table:table-cell office:value-type="float" office:value="1.10724853515625">
            <text:p>1.1072485352</text:p>
          </table:table-cell>
          <table:table-cell office:value-type="float" office:value="1.26588575865673">
            <text:p>1.2658857587</text:p>
          </table:table-cell>
          <table:table-cell office:value-type="float" office:value="1.14538460889651">
            <text:p>1.1453846089</text:p>
          </table:table-cell>
          <table:table-cell office:value-type="float" office:value="23.3470762693647">
            <text:p>23.3470762694</text:p>
          </table:table-cell>
          <table:table-cell office:value-type="float" office:value="9.83970193038254">
            <text:p>9.8397019304</text:p>
          </table:table-cell>
          <table:table-cell office:value-type="float" office:value="17.4106816503854">
            <text:p>17.410681650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830">
            <text:p>830</text:p>
          </table:table-cell>
          <table:table-cell office:value-type="float" office:value="1652">
            <text:p>1652</text:p>
          </table:table-cell>
          <table:table-cell office:value-type="float" office:value="3636">
            <text:p>3636</text:p>
          </table:table-cell>
          <table:table-cell office:value-type="float" office:value="40.25">
            <text:p>40.25</text:p>
          </table:table-cell>
          <table:table-cell office:value-type="float" office:value="135.75">
            <text:p>135.75</text:p>
          </table:table-cell>
          <table:table-cell office:value-type="float" office:value="307.125">
            <text:p>307.125</text:p>
          </table:table-cell>
          <table:table-cell office:value-type="float" office:value="0.0484939759036145">
            <text:p>0.0484939759</text:p>
          </table:table-cell>
          <table:table-cell office:value-type="float" office:value="0.0821731234866828">
            <text:p>0.0821731235</text:p>
          </table:table-cell>
          <table:table-cell office:value-type="float" office:value="0.0844678217821782">
            <text:p>0.0844678218</text:p>
          </table:table-cell>
          <table:table-cell office:value-type="float" office:value="1.17433818043257">
            <text:p>1.1743381804</text:p>
          </table:table-cell>
          <table:table-cell office:value-type="float" office:value="1.30084067976156">
            <text:p>1.3008406798</text:p>
          </table:table-cell>
          <table:table-cell office:value-type="float" office:value="1.30962160955421">
            <text:p>1.3096216096</text:p>
          </table:table-cell>
          <table:table-cell office:value-type="float" office:value="14.6373081808058">
            <text:p>14.6373081808</text:p>
          </table:table-cell>
          <table:table-cell office:value-type="float" office:value="8.77721797866911">
            <text:p>8.7772179787</text:p>
          </table:table-cell>
          <table:table-cell office:value-type="float" office:value="8.54794033488378">
            <text:p>8.547940334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64">
            <text:p>864</text:p>
          </table:table-cell>
          <table:table-cell office:value-type="float" office:value="1718">
            <text:p>1718</text:p>
          </table:table-cell>
          <table:table-cell office:value-type="float" office:value="3936">
            <text:p>3936</text:p>
          </table:table-cell>
          <table:table-cell office:value-type="float" office:value="82.125">
            <text:p>82.125</text:p>
          </table:table-cell>
          <table:table-cell office:value-type="float" office:value="95">
            <text:p>95</text:p>
          </table:table-cell>
          <table:table-cell office:value-type="float" office:value="130.25">
            <text:p>130.25</text:p>
          </table:table-cell>
          <table:table-cell office:value-type="float" office:value="0.0950520833333333">
            <text:p>0.0950520833</text:p>
          </table:table-cell>
          <table:table-cell office:value-type="float" office:value="0.0552968568102445">
            <text:p>0.0552968568</text:p>
          </table:table-cell>
          <table:table-cell office:value-type="float" office:value="0.0330919715447154">
            <text:p>0.0330919715</text:p>
          </table:table-cell>
          <table:table-cell office:value-type="float" office:value="1.35039069281684">
            <text:p>1.3503906928</text:p>
          </table:table-cell>
          <table:table-cell office:value-type="float" office:value="1.19953217388712">
            <text:p>1.1995321739</text:p>
          </table:table-cell>
          <table:table-cell office:value-type="float" office:value="1.11796825442471">
            <text:p>1.1179682544</text:p>
          </table:table-cell>
          <table:table-cell office:value-type="float" office:value="7.63361753207862">
            <text:p>7.6336175321</text:p>
          </table:table-cell>
          <table:table-cell office:value-type="float" office:value="12.8784843924561">
            <text:p>12.8784843925</text:p>
          </table:table-cell>
          <table:table-cell office:value-type="float" office:value="21.2907760405849">
            <text:p>21.29077604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58">
            <text:p>858</text:p>
          </table:table-cell>
          <table:table-cell office:value-type="float" office:value="1916">
            <text:p>1916</text:p>
          </table:table-cell>
          <table:table-cell office:value-type="float" office:value="4750">
            <text:p>4750</text:p>
          </table:table-cell>
          <table:table-cell office:value-type="float" office:value="29.5">
            <text:p>29.5</text:p>
          </table:table-cell>
          <table:table-cell office:value-type="float" office:value="143">
            <text:p>143</text:p>
          </table:table-cell>
          <table:table-cell office:value-type="float" office:value="84.625">
            <text:p>84.625</text:p>
          </table:table-cell>
          <table:table-cell office:value-type="float" office:value="0.0343822843822844">
            <text:p>0.0343822844</text:p>
          </table:table-cell>
          <table:table-cell office:value-type="float" office:value="0.0746346555323591">
            <text:p>0.0746346555</text:p>
          </table:table-cell>
          <table:table-cell office:value-type="float" office:value="0.0178157894736842">
            <text:p>0.0178157895</text:p>
          </table:table-cell>
          <table:table-cell office:value-type="float" office:value="1.12265499263751">
            <text:p>1.1226549926</text:p>
          </table:table-cell>
          <table:table-cell office:value-type="float" office:value="1.27213914470387">
            <text:p>1.2721391447</text:p>
          </table:table-cell>
          <table:table-cell office:value-type="float" office:value="1.06297737177285">
            <text:p>1.0629773718</text:p>
          </table:table-cell>
          <table:table-cell office:value-type="float" office:value="20.5046305302191">
            <text:p>20.5046305302</text:p>
          </table:table-cell>
          <table:table-cell office:value-type="float" office:value="9.62961896108918">
            <text:p>9.6296189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24">
            <text:p>924</text:p>
          </table:table-cell>
          <table:table-cell office:value-type="float" office:value="1850">
            <text:p>1850</text:p>
          </table:table-cell>
          <table:table-cell office:value-type="float" office:value="3644">
            <text:p>3644</text:p>
          </table:table-cell>
          <table:table-cell office:value-type="float" office:value="30.875">
            <text:p>30.875</text:p>
          </table:table-cell>
          <table:table-cell office:value-type="float" office:value="119">
            <text:p>119</text:p>
          </table:table-cell>
          <table:table-cell office:value-type="float" office:value="173.25">
            <text:p>173.25</text:p>
          </table:table-cell>
          <table:table-cell office:value-type="float" office:value="0.0334145021645022">
            <text:p>0.0334145022</text:p>
          </table:table-cell>
          <table:table-cell office:value-type="float" office:value="0.0643243243243243">
            <text:p>0.0643243243</text:p>
          </table:table-cell>
          <table:table-cell office:value-type="float" office:value="0.0475439077936334">
            <text:p>0.0475439078</text:p>
          </table:table-cell>
          <table:table-cell office:value-type="float" office:value="1.11913915432736">
            <text:p>1.1191391543</text:p>
          </table:table-cell>
          <table:table-cell office:value-type="float" office:value="1.23324486778671">
            <text:p>1.2332448678</text:p>
          </table:table-cell>
          <table:table-cell office:value-type="float" office:value="1.17083410668756">
            <text:p>1.1708341067</text:p>
          </table:table-cell>
          <table:table-cell office:value-type="float" office:value="21.0885777397491">
            <text:p>21.0885777397</text:p>
          </table:table-cell>
          <table:table-cell office:value-type="float" office:value="11.118790427524">
            <text:p>11.1187904275</text:p>
          </table:table-cell>
          <table:table-cell office:value-type="float" office:value="14.9229864049247">
            <text:p>14.922986404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187">
            <text:p>1187</text:p>
          </table:table-cell>
          <table:table-cell office:value-type="float" office:value="2224">
            <text:p>2224</text:p>
          </table:table-cell>
          <table:table-cell office:value-type="float" office:value="4163">
            <text:p>4163</text:p>
          </table:table-cell>
          <table:table-cell office:value-type="float" office:value="113">
            <text:p>113</text:p>
          </table:table-cell>
          <table:table-cell office:value-type="float" office:value="108.75">
            <text:p>108.75</text:p>
          </table:table-cell>
          <table:table-cell office:value-type="float" office:value="294.875">
            <text:p>294.875</text:p>
          </table:table-cell>
          <table:table-cell office:value-type="float" office:value="0.0951979780960404">
            <text:p>0.0951979781</text:p>
          </table:table-cell>
          <table:table-cell office:value-type="float" office:value="0.048898381294964">
            <text:p>0.0488983813</text:p>
          </table:table-cell>
          <table:table-cell office:value-type="float" office:value="0.0708323324525583">
            <text:p>0.0708323325</text:p>
          </table:table-cell>
          <table:table-cell office:value-type="float" office:value="1.35095572720195">
            <text:p>1.3509557272</text:p>
          </table:table-cell>
          <table:table-cell office:value-type="float" office:value="1.17583079585118">
            <text:p>1.1758307959</text:p>
          </table:table-cell>
          <table:table-cell office:value-type="float" office:value="1.25774691345247">
            <text:p>1.2577469135</text:p>
          </table:table-cell>
          <table:table-cell office:value-type="float" office:value="7.62243411268661">
            <text:p>7.6224341127</text:p>
          </table:table-cell>
          <table:table-cell office:value-type="float" office:value="14.5190743012386">
            <text:p>14.5190743012</text:p>
          </table:table-cell>
          <table:table-cell office:value-type="float" office:value="10.1283663956841">
            <text:p>10.128366395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1158">
            <text:p>1158</text:p>
          </table:table-cell>
          <table:table-cell office:value-type="float" office:value="2212">
            <text:p>2212</text:p>
          </table:table-cell>
          <table:table-cell office:value-type="float" office:value="3927">
            <text:p>3927</text:p>
          </table:table-cell>
          <table:table-cell office:value-type="float" office:value="97.75">
            <text:p>97.75</text:p>
          </table:table-cell>
          <table:table-cell office:value-type="float" office:value="148.75">
            <text:p>148.75</text:p>
          </table:table-cell>
          <table:table-cell office:value-type="float" office:value="222.375">
            <text:p>222.375</text:p>
          </table:table-cell>
          <table:table-cell office:value-type="float" office:value="0.084412780656304">
            <text:p>0.0844127807</text:p>
          </table:table-cell>
          <table:table-cell office:value-type="float" office:value="0.067246835443038">
            <text:p>0.0672468354</text:p>
          </table:table-cell>
          <table:table-cell office:value-type="float" office:value="0.0566271963330787">
            <text:p>0.0566271963</text:p>
          </table:table-cell>
          <table:table-cell office:value-type="float" office:value="1.3094107466718">
            <text:p>1.3094107467</text:p>
          </table:table-cell>
          <table:table-cell office:value-type="float" office:value="1.24422731232975">
            <text:p>1.2442273123</text:p>
          </table:table-cell>
          <table:table-cell office:value-type="float" office:value="1.20448020032028">
            <text:p>1.2044802003</text:p>
          </table:table-cell>
          <table:table-cell office:value-type="float" office:value="8.55329399851522">
            <text:p>8.5532939985</text:p>
          </table:table-cell>
          <table:table-cell office:value-type="float" office:value="10.6503208642093">
            <text:p>10.6503208642</text:p>
          </table:table-cell>
          <table:table-cell office:value-type="float" office:value="12.5839271266845">
            <text:p>12.583927126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71">
            <text:p>1271</text:p>
          </table:table-cell>
          <table:table-cell office:value-type="float" office:value="2335">
            <text:p>2335</text:p>
          </table:table-cell>
          <table:table-cell office:value-type="float" office:value="4217">
            <text:p>4217</text:p>
          </table:table-cell>
          <table:table-cell office:value-type="float" office:value="74.75">
            <text:p>74.75</text:p>
          </table:table-cell>
          <table:table-cell office:value-type="float" office:value="68.5">
            <text:p>68.5</text:p>
          </table:table-cell>
          <table:table-cell office:value-type="float" office:value="224.5">
            <text:p>224.5</text:p>
          </table:table-cell>
          <table:table-cell office:value-type="float" office:value="0.0588119590873328">
            <text:p>0.0588119591</text:p>
          </table:table-cell>
          <table:table-cell office:value-type="float" office:value="0.0293361884368308">
            <text:p>0.0293361884</text:p>
          </table:table-cell>
          <table:table-cell office:value-type="float" office:value="0.0532368982689116">
            <text:p>0.0532368983</text:p>
          </table:table-cell>
          <table:table-cell office:value-type="float" office:value="1.21262119600778">
            <text:p>1.212621196</text:p>
          </table:table-cell>
          <table:table-cell office:value-type="float" office:value="1.10436345895483">
            <text:p>1.104363459</text:p>
          </table:table-cell>
          <table:table-cell office:value-type="float" office:value="1.19188411192229">
            <text:p>1.1918841119</text:p>
          </table:table-cell>
          <table:table-cell office:value-type="float" office:value="12.1290930892063">
            <text:p>12.1290930892</text:p>
          </table:table-cell>
          <table:table-cell office:value-type="float" office:value="23.9726212293409">
            <text:p>23.9726212293</text:p>
          </table:table-cell>
          <table:table-cell office:value-type="float" office:value="13.3636296404213">
            <text:p>13.363629640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342">
            <text:p>1342</text:p>
          </table:table-cell>
          <table:table-cell office:value-type="float" office:value="2396">
            <text:p>2396</text:p>
          </table:table-cell>
          <table:table-cell office:value-type="float" office:value="4075">
            <text:p>4075</text:p>
          </table:table-cell>
          <table:table-cell office:value-type="float" office:value="166.5">
            <text:p>166.5</text:p>
          </table:table-cell>
          <table:table-cell office:value-type="float" office:value="86.875">
            <text:p>86.875</text:p>
          </table:table-cell>
          <table:table-cell office:value-type="float" office:value="288.875">
            <text:p>288.875</text:p>
          </table:table-cell>
          <table:table-cell office:value-type="float" office:value="0.124068554396423">
            <text:p>0.1240685544</text:p>
          </table:table-cell>
          <table:table-cell office:value-type="float" office:value="0.036258347245409">
            <text:p>0.0362583472</text:p>
          </table:table-cell>
          <table:table-cell office:value-type="float" office:value="0.0708895705521472">
            <text:p>0.0708895706</text:p>
          </table:table-cell>
          <table:table-cell office:value-type="float" office:value="1.46441023251992">
            <text:p>1.4644102325</text:p>
          </table:table-cell>
          <table:table-cell office:value-type="float" office:value="1.12948096413907">
            <text:p>1.1294809641</text:p>
          </table:table-cell>
          <table:table-cell office:value-type="float" office:value="1.25796314611013">
            <text:p>1.2579631461</text:p>
          </table:table-cell>
          <table:table-cell office:value-type="float" office:value="5.92662746489229">
            <text:p>5.9266274649</text:p>
          </table:table-cell>
          <table:table-cell office:value-type="float" office:value="19.4614158514979">
            <text:p>19.4614158515</text:p>
          </table:table-cell>
          <table:table-cell office:value-type="float" office:value="10.1204620412403">
            <text:p>10.120462041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344">
            <text:p>1344</text:p>
          </table:table-cell>
          <table:table-cell office:value-type="float" office:value="2742">
            <text:p>2742</text:p>
          </table:table-cell>
          <table:table-cell office:value-type="float" office:value="4758">
            <text:p>4758</text:p>
          </table:table-cell>
          <table:table-cell office:value-type="float" office:value="124.375">
            <text:p>124.375</text:p>
          </table:table-cell>
          <table:table-cell office:value-type="float" office:value="143.625">
            <text:p>143.625</text:p>
          </table:table-cell>
          <table:table-cell office:value-type="float" office:value="394.5">
            <text:p>394.5</text:p>
          </table:table-cell>
          <table:table-cell office:value-type="float" office:value="0.0925409226190476">
            <text:p>0.0925409226</text:p>
          </table:table-cell>
          <table:table-cell office:value-type="float" office:value="0.0523796498905908">
            <text:p>0.0523796499</text:p>
          </table:table-cell>
          <table:table-cell office:value-type="float" office:value="0.0829129886506936">
            <text:p>0.0829129887</text:p>
          </table:table-cell>
          <table:table-cell office:value-type="float" office:value="1.34067832099067">
            <text:p>1.340678321</text:p>
          </table:table-cell>
          <table:table-cell office:value-type="float" office:value="1.18870628495348">
            <text:p>1.188706285</text:p>
          </table:table-cell>
          <table:table-cell office:value-type="float" office:value="1.30366960510393">
            <text:p>1.3036696051</text:p>
          </table:table-cell>
          <table:table-cell office:value-type="float" office:value="7.83163127653811">
            <text:p>7.8316312765</text:p>
          </table:table-cell>
          <table:table-cell office:value-type="float" office:value="13.5767635898465">
            <text:p>13.5767635898</text:p>
          </table:table-cell>
          <table:table-cell office:value-type="float" office:value="8.70190786185949">
            <text:p>8.701907861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37">
            <text:p>37</text:p>
          </table:table-cell>
          <table:table-cell office:value-type="float" office:value="1503">
            <text:p>1503</text:p>
          </table:table-cell>
          <table:table-cell office:value-type="float" office:value="2781">
            <text:p>2781</text:p>
          </table:table-cell>
          <table:table-cell office:value-type="float" office:value="5696">
            <text:p>5696</text:p>
          </table:table-cell>
          <table:table-cell office:value-type="float" office:value="110.5">
            <text:p>110.5</text:p>
          </table:table-cell>
          <table:table-cell office:value-type="float" office:value="135.75">
            <text:p>135.75</text:p>
          </table:table-cell>
          <table:table-cell office:value-type="float" office:value="252.625">
            <text:p>252.625</text:p>
          </table:table-cell>
          <table:table-cell office:value-type="float" office:value="0.073519627411843">
            <text:p>0.0735196274</text:p>
          </table:table-cell>
          <table:table-cell office:value-type="float" office:value="0.0488133764832794">
            <text:p>0.0488133765</text:p>
          </table:table-cell>
          <table:table-cell office:value-type="float" office:value="0.0443512991573034">
            <text:p>0.0443512992</text:p>
          </table:table-cell>
          <table:table-cell office:value-type="float" office:value="1.26791276174641">
            <text:p>1.2679127617</text:p>
          </table:table-cell>
          <table:table-cell office:value-type="float" office:value="1.17551699930993">
            <text:p>1.1755169993</text:p>
          </table:table-cell>
          <table:table-cell office:value-type="float" office:value="1.15908494101497">
            <text:p>1.159084941</text:p>
          </table:table-cell>
          <table:table-cell office:value-type="float" office:value="9.77053234809454">
            <text:p>9.7705323481</text:p>
          </table:table-cell>
          <table:table-cell office:value-type="float" office:value="14.5437641245589">
            <text:p>14.5437641246</text:p>
          </table:table-cell>
          <table:table-cell office:value-type="float" office:value="15.972632446871">
            <text:p>15.972632446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708">
            <text:p>1708</text:p>
          </table:table-cell>
          <table:table-cell office:value-type="float" office:value="2982">
            <text:p>2982</text:p>
          </table:table-cell>
          <table:table-cell office:value-type="float" office:value="5606">
            <text:p>5606</text:p>
          </table:table-cell>
          <table:table-cell office:value-type="float" office:value="78">
            <text:p>78</text:p>
          </table:table-cell>
          <table:table-cell office:value-type="float" office:value="136.25">
            <text:p>136.25</text:p>
          </table:table-cell>
          <table:table-cell office:value-type="float" office:value="389.125">
            <text:p>389.125</text:p>
          </table:table-cell>
          <table:table-cell office:value-type="float" office:value="0.0456674473067916">
            <text:p>0.0456674473</text:p>
          </table:table-cell>
          <table:table-cell office:value-type="float" office:value="0.045690811535882">
            <text:p>0.0456908115</text:p>
          </table:table-cell>
          <table:table-cell office:value-type="float" office:value="0.0694122368890474">
            <text:p>0.0694122369</text:p>
          </table:table-cell>
          <table:table-cell office:value-type="float" office:value="1.16392367643107">
            <text:p>1.1639236764</text:p>
          </table:table-cell>
          <table:table-cell office:value-type="float" office:value="1.16400963488285">
            <text:p>1.1640096349</text:p>
          </table:table-cell>
          <table:table-cell office:value-type="float" office:value="1.25238622402635">
            <text:p>1.252386224</text:p>
          </table:table-cell>
          <table:table-cell office:value-type="float" office:value="15.5221402334974">
            <text:p>15.5221402335</text:p>
          </table:table-cell>
          <table:table-cell office:value-type="float" office:value="15.5143775208043">
            <text:p>15.5143775208</text:p>
          </table:table-cell>
          <table:table-cell office:value-type="float" office:value="10.3286482747764">
            <text:p>10.328648274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09">
            <text:p>1709</text:p>
          </table:table-cell>
          <table:table-cell office:value-type="float" office:value="3072">
            <text:p>3072</text:p>
          </table:table-cell>
          <table:table-cell office:value-type="float" office:value="6308">
            <text:p>6308</text:p>
          </table:table-cell>
          <table:table-cell office:value-type="float" office:value="91.5">
            <text:p>91.5</text:p>
          </table:table-cell>
          <table:table-cell office:value-type="float" office:value="254.75">
            <text:p>254.75</text:p>
          </table:table-cell>
          <table:table-cell office:value-type="float" office:value="584.5">
            <text:p>584.5</text:p>
          </table:table-cell>
          <table:table-cell office:value-type="float" office:value="0.053540081919251">
            <text:p>0.0535400819</text:p>
          </table:table-cell>
          <table:table-cell office:value-type="float" office:value="0.0829264322916667">
            <text:p>0.0829264323</text:p>
          </table:table-cell>
          <table:table-cell office:value-type="float" office:value="0.0926601141407736">
            <text:p>0.0926601141</text:p>
          </table:table-cell>
          <table:table-cell office:value-type="float" office:value="1.19300870584634">
            <text:p>1.1930087058</text:p>
          </table:table-cell>
          <table:table-cell office:value-type="float" office:value="1.30372102763918">
            <text:p>1.3037210276</text:p>
          </table:table-cell>
          <table:table-cell office:value-type="float" office:value="1.34113875712777">
            <text:p>1.3411387571</text:p>
          </table:table-cell>
          <table:table-cell office:value-type="float" office:value="13.2898838276376">
            <text:p>13.2898838276</text:p>
          </table:table-cell>
          <table:table-cell office:value-type="float" office:value="8.70055187192032">
            <text:p>8.7005518719</text:p>
          </table:table-cell>
          <table:table-cell office:value-type="float" office:value="7.82199014522097">
            <text:p>7.821990145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121">
            <text:p>2121</text:p>
          </table:table-cell>
          <table:table-cell office:value-type="float" office:value="3546">
            <text:p>3546</text:p>
          </table:table-cell>
          <table:table-cell office:value-type="float" office:value="6551">
            <text:p>6551</text:p>
          </table:table-cell>
          <table:table-cell office:value-type="float" office:value="64.625">
            <text:p>64.625</text:p>
          </table:table-cell>
          <table:table-cell office:value-type="float" office:value="275">
            <text:p>275</text:p>
          </table:table-cell>
          <table:table-cell office:value-type="float" office:value="381.5">
            <text:p>381.5</text:p>
          </table:table-cell>
          <table:table-cell office:value-type="float" office:value="0.0304691183404055">
            <text:p>0.0304691183</text:p>
          </table:table-cell>
          <table:table-cell office:value-type="float" office:value="0.0775521714608009">
            <text:p>0.0775521715</text:p>
          </table:table-cell>
          <table:table-cell office:value-type="float" office:value="0.0582353839108533">
            <text:p>0.0582353839</text:p>
          </table:table-cell>
          <table:table-cell office:value-type="float" office:value="1.1084615138494">
            <text:p>1.1084615138</text:p>
          </table:table-cell>
          <table:table-cell office:value-type="float" office:value="1.28322070513744">
            <text:p>1.2832207051</text:p>
          </table:table-cell>
          <table:table-cell office:value-type="float" office:value="1.21047090916891">
            <text:p>1.2104709092</text:p>
          </table:table-cell>
          <table:table-cell office:value-type="float" office:value="23.0940108394241">
            <text:p>23.0940108394</text:p>
          </table:table-cell>
          <table:table-cell office:value-type="float" office:value="9.28007744096677">
            <text:p>9.280077441</text:p>
          </table:table-cell>
          <table:table-cell office:value-type="float" office:value="12.2458132499926">
            <text:p>12.2458132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002">
            <text:p>2002</text:p>
          </table:table-cell>
          <table:table-cell office:value-type="float" office:value="3440">
            <text:p>3440</text:p>
          </table:table-cell>
          <table:table-cell office:value-type="float" office:value="6089">
            <text:p>6089</text:p>
          </table:table-cell>
          <table:table-cell office:value-type="float" office:value="120.5">
            <text:p>120.5</text:p>
          </table:table-cell>
          <table:table-cell office:value-type="float" office:value="144.375">
            <text:p>144.375</text:p>
          </table:table-cell>
          <table:table-cell office:value-type="float" office:value="276.375">
            <text:p>276.375</text:p>
          </table:table-cell>
          <table:table-cell office:value-type="float" office:value="0.0601898101898102">
            <text:p>0.0601898102</text:p>
          </table:table-cell>
          <table:table-cell office:value-type="float" office:value="0.041969476744186">
            <text:p>0.0419694767</text:p>
          </table:table-cell>
          <table:table-cell office:value-type="float" office:value="0.0453892264739695">
            <text:p>0.0453892265</text:p>
          </table:table-cell>
          <table:table-cell office:value-type="float" office:value="1.21776504963568">
            <text:p>1.2177650496</text:p>
          </table:table-cell>
          <table:table-cell office:value-type="float" office:value="1.15034558508189">
            <text:p>1.1503455851</text:p>
          </table:table-cell>
          <table:table-cell office:value-type="float" office:value="1.16290024914351">
            <text:p>1.1629002491</text:p>
          </table:table-cell>
          <table:table-cell office:value-type="float" office:value="11.8592197332129">
            <text:p>11.8592197332</text:p>
          </table:table-cell>
          <table:table-cell office:value-type="float" office:value="16.8597057450205">
            <text:p>16.859705745</text:p>
          </table:table-cell>
          <table:table-cell office:value-type="float" office:value="15.6151925795758">
            <text:p>15.615192579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2">
            <text:p>52</text:p>
          </table:table-cell>
          <table:table-cell office:value-type="float" office:value="1864">
            <text:p>1864</text:p>
          </table:table-cell>
          <table:table-cell office:value-type="float" office:value="3578">
            <text:p>3578</text:p>
          </table:table-cell>
          <table:table-cell office:value-type="float" office:value="6570">
            <text:p>6570</text:p>
          </table:table-cell>
          <table:table-cell office:value-type="float" office:value="136.5">
            <text:p>136.5</text:p>
          </table:table-cell>
          <table:table-cell office:value-type="float" office:value="96.5">
            <text:p>96.5</text:p>
          </table:table-cell>
          <table:table-cell office:value-type="float" office:value="208.625">
            <text:p>208.625</text:p>
          </table:table-cell>
          <table:table-cell office:value-type="float" office:value="0.0732296137339056">
            <text:p>0.0732296137</text:p>
          </table:table-cell>
          <table:table-cell office:value-type="float" office:value="0.0269703745108999">
            <text:p>0.0269703745</text:p>
          </table:table-cell>
          <table:table-cell office:value-type="float" office:value="0.0317541856925419">
            <text:p>0.0317541857</text:p>
          </table:table-cell>
          <table:table-cell office:value-type="float" office:value="1.2668142976708">
            <text:p>1.2668142977</text:p>
          </table:table-cell>
          <table:table-cell office:value-type="float" office:value="1.09582201694662">
            <text:p>1.0958220169</text:p>
          </table:table-cell>
          <table:table-cell office:value-type="float" office:value="1.11311597340953">
            <text:p>1.1131159734</text:p>
          </table:table-cell>
          <table:table-cell office:value-type="float" office:value="9.80788619591399">
            <text:p>9.8078861959</text:p>
          </table:table-cell>
          <table:table-cell office:value-type="float" office:value="26.0453535996681">
            <text:p>26.0453535997</text:p>
          </table:table-cell>
          <table:table-cell office:value-type="float" office:value="22.1732974902661">
            <text:p>22.173297490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20">
            <text:p>1920</text:p>
          </table:table-cell>
          <table:table-cell office:value-type="float" office:value="3820">
            <text:p>3820</text:p>
          </table:table-cell>
          <table:table-cell office:value-type="float" office:value="8091">
            <text:p>8091</text:p>
          </table:table-cell>
          <table:table-cell office:value-type="float" office:value="155.5">
            <text:p>155.5</text:p>
          </table:table-cell>
          <table:table-cell office:value-type="float" office:value="36.5">
            <text:p>36.5</text:p>
          </table:table-cell>
          <table:table-cell office:value-type="float" office:value="8">
            <text:p>8</text:p>
          </table:table-cell>
          <table:table-cell office:value-type="float" office:value="0.0809895833333333">
            <text:p>0.0809895833</text:p>
          </table:table-cell>
          <table:table-cell office:value-type="float" office:value="0.00955497382198953">
            <text:p>0.0095549738</text:p>
          </table:table-cell>
          <table:table-cell office:value-type="float" office:value="0.000988752935360277">
            <text:p>0.0009887529</text:p>
          </table:table-cell>
          <table:table-cell office:value-type="float" office:value="1.29631979437934">
            <text:p>1.2963197944</text:p>
          </table:table-cell>
          <table:table-cell office:value-type="float" office:value="1.03362135152545">
            <text:p>1.0336213515</text:p>
          </table:table-cell>
          <table:table-cell office:value-type="float" office:value="1.0034625514332">
            <text:p>1.0034625514</text:p>
          </table:table-cell>
          <table:table-cell office:value-type="float" office:value="8.9005489248329">
            <text:p>8.9005489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2216">
            <text:p>2216</text:p>
          </table:table-cell>
          <table:table-cell office:value-type="float" office:value="4185">
            <text:p>4185</text:p>
          </table:table-cell>
          <table:table-cell office:value-type="float" office:value="8107">
            <text:p>8107</text:p>
          </table:table-cell>
          <table:table-cell office:value-type="float" office:value="143.5">
            <text:p>143.5</text:p>
          </table:table-cell>
          <table:table-cell office:value-type="float" office:value="230.5">
            <text:p>230.5</text:p>
          </table:table-cell>
          <table:table-cell office:value-type="float" office:value="33.375">
            <text:p>33.375</text:p>
          </table:table-cell>
          <table:table-cell office:value-type="float" office:value="0.0647563176895307">
            <text:p>0.0647563177</text:p>
          </table:table-cell>
          <table:table-cell office:value-type="float" office:value="0.0550776583034648">
            <text:p>0.0550776583</text:p>
          </table:table-cell>
          <table:table-cell office:value-type="float" office:value="0.00411681263105958">
            <text:p>0.0041168126</text:p>
          </table:table-cell>
          <table:table-cell office:value-type="float" office:value="1.23486613804754">
            <text:p>1.234866138</text:p>
          </table:table-cell>
          <table:table-cell office:value-type="float" office:value="1.19871755901275">
            <text:p>1.198717559</text:p>
          </table:table-cell>
          <table:table-cell office:value-type="float" office:value="1.01444206257534">
            <text:p>1.0144420626</text:p>
          </table:table-cell>
          <table:table-cell office:value-type="float" office:value="11.0468808527804">
            <text:p>11.0468808528</text:p>
          </table:table-cell>
          <table:table-cell office:value-type="float" office:value="12.9283833613396">
            <text:p>12.9283833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67">
            <text:p>67</text:p>
          </table:table-cell>
          <table:table-cell office:value-type="float" office:value="2290">
            <text:p>2290</text:p>
          </table:table-cell>
          <table:table-cell office:value-type="float" office:value="4262">
            <text:p>4262</text:p>
          </table:table-cell>
          <table:table-cell office:value-type="float" office:value="7659">
            <text:p>7659</text:p>
          </table:table-cell>
          <table:table-cell office:value-type="float" office:value="179.25">
            <text:p>179.25</text:p>
          </table:table-cell>
          <table:table-cell office:value-type="float" office:value="241.75">
            <text:p>241.75</text:p>
          </table:table-cell>
          <table:table-cell office:value-type="float" office:value="269.625">
            <text:p>269.625</text:p>
          </table:table-cell>
          <table:table-cell office:value-type="float" office:value="0.0782751091703057">
            <text:p>0.0782751092</text:p>
          </table:table-cell>
          <table:table-cell office:value-type="float" office:value="0.0567221961520413">
            <text:p>0.0567221962</text:p>
          </table:table-cell>
          <table:table-cell office:value-type="float" office:value="0.0352036819428124">
            <text:p>0.0352036819</text:p>
          </table:table-cell>
          <table:table-cell office:value-type="float" office:value="1.28597178781869">
            <text:p>1.2859717878</text:p>
          </table:table-cell>
          <table:table-cell office:value-type="float" office:value="1.20483380530331">
            <text:p>1.2048338053</text:p>
          </table:table-cell>
          <table:table-cell office:value-type="float" office:value="1.12564191327561">
            <text:p>1.1256419133</text:p>
          </table:table-cell>
          <table:table-cell office:value-type="float" office:value="9.19749030501749">
            <text:p>9.197490305</text:p>
          </table:table-cell>
          <table:table-cell office:value-type="float" office:value="12.5634211658845">
            <text:p>12.5634211659</text:p>
          </table:table-cell>
          <table:table-cell office:value-type="float" office:value="20.0341968783795">
            <text:p>20.034196878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420">
            <text:p>2420</text:p>
          </table:table-cell>
          <table:table-cell office:value-type="float" office:value="4170">
            <text:p>4170</text:p>
          </table:table-cell>
          <table:table-cell office:value-type="float" office:value="6892">
            <text:p>6892</text:p>
          </table:table-cell>
          <table:table-cell office:value-type="float" office:value="202.75">
            <text:p>202.75</text:p>
          </table:table-cell>
          <table:table-cell office:value-type="float" office:value="153.375">
            <text:p>153.375</text:p>
          </table:table-cell>
          <table:table-cell office:value-type="float" office:value="-406.25">
            <text:p>-406.25</text:p>
          </table:table-cell>
          <table:table-cell office:value-type="float" office:value="0.0837809917355372">
            <text:p>0.0837809917</text:p>
          </table:table-cell>
          <table:table-cell office:value-type="float" office:value="0.0367805755395683">
            <text:p>0.0367805755</text:p>
          </table:table-cell>
          <table:table-cell office:value-type="float" office:value="-0.058945153801509">
            <text:p>-0.0589451538</text:p>
          </table:table-cell>
          <table:table-cell office:value-type="float" office:value="1.30699121004371">
            <text:p>1.30699121</text:p>
          </table:table-cell>
          <table:table-cell office:value-type="float" office:value="1.13138352343305">
            <text:p>1.1313835234</text:p>
          </table:table-cell>
          <table:table-cell office:value-type="float" office:value="0.800502042761818">
            <text:p>0.8005020428</text:p>
          </table:table-cell>
          <table:table-cell office:value-type="float" office:value="8.61524947739343">
            <text:p>8.6152494774</text:p>
          </table:table-cell>
          <table:table-cell office:value-type="float" office:value="19.1899558212372">
            <text:p>19.1899558212</text:p>
          </table:table-cell>
          <table:table-cell office:value-type="float" office:value="-11.4091059444301">
            <text:p>-11.409105944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1806">
            <text:p>1806</text:p>
          </table:table-cell>
          <table:table-cell office:value-type="float" office:value="4236">
            <text:p>4236</text:p>
          </table:table-cell>
          <table:table-cell office:value-type="float" office:value="7135">
            <text:p>7135</text:p>
          </table:table-cell>
          <table:table-cell office:value-type="float" office:value="709.25">
            <text:p>709.25</text:p>
          </table:table-cell>
          <table:table-cell office:value-type="float" office:value="-42.875">
            <text:p>-42.875</text:p>
          </table:table-cell>
          <table:table-cell office:value-type="float" office:value="62">
            <text:p>62</text:p>
          </table:table-cell>
          <table:table-cell office:value-type="float" office:value="0.392718715393134">
            <text:p>0.3927187154</text:p>
          </table:table-cell>
          <table:table-cell office:value-type="float" office:value="-0.0101215769593957">
            <text:p>-0.010121577</text:p>
          </table:table-cell>
          <table:table-cell office:value-type="float" office:value="0.0086895585143658">
            <text:p>0.0086895585</text:p>
          </table:table-cell>
          <table:table-cell office:value-type="float" office:value="2.67680236313923">
            <text:p>2.6768023631</text:p>
          </table:table-cell>
          <table:table-cell office:value-type="float" office:value="0.964775275429599">
            <text:p>0.9647752754</text:p>
          </table:table-cell>
          <table:table-cell office:value-type="float" office:value="1.03056145131754">
            <text:p>1.0305614513</text:p>
          </table:table-cell>
          <table:table-cell office:value-type="float" office:value="2.09247085216526">
            <text:p>2.09247085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76">
            <text:p>76</text:p>
          </table:table-cell>
          <table:table-cell office:value-type="float" office:value="1892">
            <text:p>1892</text:p>
          </table:table-cell>
          <table:table-cell office:value-type="float" office:value="4719">
            <text:p>4719</text:p>
          </table:table-cell>
          <table:table-cell office:value-type="float" office:value="8170">
            <text:p>8170</text:p>
          </table:table-cell>
          <table:table-cell office:value-type="float" office:value="1157.5">
            <text:p>1157.5</text:p>
          </table:table-cell>
          <table:table-cell office:value-type="float" office:value="-119.125">
            <text:p>-119.125</text:p>
          </table:table-cell>
          <table:table-cell office:value-type="float" office:value="-151.5">
            <text:p>-151.5</text:p>
          </table:table-cell>
          <table:table-cell office:value-type="float" office:value="0.611786469344609">
            <text:p>0.6117864693</text:p>
          </table:table-cell>
          <table:table-cell office:value-type="float" office:value="-0.0252436956982412">
            <text:p>-0.0252436957</text:p>
          </table:table-cell>
          <table:table-cell office:value-type="float" office:value="-0.0185434516523868">
            <text:p>-0.0185434517</text:p>
          </table:table-cell>
          <table:table-cell office:value-type="float" office:value="3.87484670348949">
            <text:p>3.8748467035</text:p>
          </table:table-cell>
          <table:table-cell office:value-type="float" office:value="0.912896063634267">
            <text:p>0.9128960636</text:p>
          </table:table-cell>
          <table:table-cell office:value-type="float" office:value="0.935771884031048">
            <text:p>0.935771884</text:p>
          </table:table-cell>
          <table:table-cell office:value-type="float" office:value="1.45209405106749">
            <text:p>1.4520940511</text:p>
          </table:table-cell>
          <table:table-cell office:value-type="float" office:value="-27.1101787023112">
            <text:p>-27.1101787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2288">
            <text:p>2288</text:p>
          </table:table-cell>
          <table:table-cell office:value-type="float" office:value="4547">
            <text:p>4547</text:p>
          </table:table-cell>
          <table:table-cell office:value-type="float" office:value="8342">
            <text:p>8342</text:p>
          </table:table-cell>
          <table:table-cell office:value-type="float" office:value="-342">
            <text:p>-342</text:p>
          </table:table-cell>
          <table:table-cell office:value-type="float" office:value="254.375">
            <text:p>254.375</text:p>
          </table:table-cell>
          <table:table-cell office:value-type="float" office:value="-266.75">
            <text:p>-266.75</text:p>
          </table:table-cell>
          <table:table-cell office:value-type="float" office:value="-0.149475524475524">
            <text:p>-0.1494755245</text:p>
          </table:table-cell>
          <table:table-cell office:value-type="float" office:value="0.0559434792170662">
            <text:p>0.0559434792</text:p>
          </table:table-cell>
          <table:table-cell office:value-type="float" office:value="-0.0319767441860465">
            <text:p>-0.0319767442</text:p>
          </table:table-cell>
          <table:table-cell office:value-type="float" office:value="0.520627811873441">
            <text:p>0.5206278119</text:p>
          </table:table-cell>
          <table:table-cell office:value-type="float" office:value="1.20193633607888">
            <text:p>1.2019363361</text:p>
          </table:table-cell>
          <table:table-cell office:value-type="float" office:value="0.890085519199567">
            <text:p>0.8900855192</text:p>
          </table:table-cell>
          <table:table-cell office:value-type="float" office:value="-4.28127383416891">
            <text:p>-4.2812738342</text:p>
          </table:table-cell>
          <table:table-cell office:value-type="float" office:value="12.7335630586032">
            <text:p>12.7335630586</text:p>
          </table:table-cell>
          <table:table-cell office:value-type="float" office:value="-21.3281519547547">
            <text:p>-21.328151954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8">
            <text:p>58</text:p>
          </table:table-cell>
          <table:table-cell office:value-type="float" office:value="1560">
            <text:p>1560</text:p>
          </table:table-cell>
          <table:table-cell office:value-type="float" office:value="4680">
            <text:p>4680</text:p>
          </table:table-cell>
          <table:table-cell office:value-type="float" office:value="10080">
            <text:p>10080</text:p>
          </table:table-cell>
          <table:table-cell office:value-type="float" office:value="-63.75">
            <text:p>-63.75</text:p>
          </table:table-cell>
          <table:table-cell office:value-type="float" office:value="-295.375">
            <text:p>-295.375</text:p>
          </table:table-cell>
          <table:table-cell office:value-type="float" office:value="3051.625">
            <text:p>3051.625</text:p>
          </table:table-cell>
          <table:table-cell office:value-type="float" office:value="-0.0408653846153846">
            <text:p>-0.0408653846</text:p>
          </table:table-cell>
          <table:table-cell office:value-type="float" office:value="-0.0631143162393162">
            <text:p>-0.0631143162</text:p>
          </table:table-cell>
          <table:table-cell office:value-type="float" office:value="0.302740575396825">
            <text:p>0.3027405754</text:p>
          </table:table-cell>
          <table:table-cell office:value-type="float" office:value="0.86024431397929">
            <text:p>0.860244314</text:p>
          </table:table-cell>
          <table:table-cell office:value-type="float" office:value="0.786907390314532">
            <text:p>0.7869073903</text:p>
          </table:table-cell>
          <table:table-cell office:value-type="float" office:value="2.23922965163243">
            <text:p>2.2392296516</text:p>
          </table:table-cell>
          <table:table-cell office:value-type="float" office:value="-16.6127356578822">
            <text:p>-16.6127356579</text:p>
          </table:table-cell>
          <table:table-cell office:value-type="float" office:value="-10.6320690652245">
            <text:p>-10.6320690652</text:p>
          </table:table-cell>
          <table:table-cell office:value-type="float" office:value="2.62088973334669">
            <text:p>2.620889733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62">
            <text:p>62</text:p>
          </table:table-cell>
          <table:table-cell office:value-type="float" office:value="1092">
            <text:p>1092</text:p>
          </table:table-cell>
          <table:table-cell office:value-type="float" office:value="4767">
            <text:p>4767</text:p>
          </table:table-cell>
          <table:table-cell office:value-type="float" office:value="16272">
            <text:p>16272</text:p>
          </table:table-cell>
          <table:table-cell office:value-type="float" office:value="266.5">
            <text:p>266.5</text:p>
          </table:table-cell>
          <table:table-cell office:value-type="float" office:value="-55">
            <text:p>-55</text:p>
          </table:table-cell>
          <table:table-cell office:value-type="float" office:value="3294">
            <text:p>3294</text:p>
          </table:table-cell>
          <table:table-cell office:value-type="float" office:value="0.244047619047619">
            <text:p>0.244047619</text:p>
          </table:table-cell>
          <table:table-cell office:value-type="float" office:value="-0.0115376547094609">
            <text:p>-0.0115376547</text:p>
          </table:table-cell>
          <table:table-cell office:value-type="float" office:value="0.202433628318584">
            <text:p>0.2024336283</text:p>
          </table:table-cell>
          <table:table-cell office:value-type="float" office:value="1.97090277777778">
            <text:p>1.9709027778</text:p>
          </table:table-cell>
          <table:table-cell office:value-type="float" office:value="0.959879118770229">
            <text:p>0.9598791188</text:p>
          </table:table-cell>
          <table:table-cell office:value-type="float" office:value="1.78883727190853">
            <text:p>1.7888372719</text:p>
          </table:table-cell>
          <table:table-cell office:value-type="float" office:value="3.17418287951519">
            <text:p>3.1741828795</text:p>
          </table:table-cell>
          <table:table-cell office:value-type="float" office:value="0">
            <text:p>0</text:p>
          </table:table-cell>
          <table:table-cell office:value-type="float" office:value="3.76000260409667">
            <text:p>3.760002604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3">
            <text:p>53</text:p>
          </table:table-cell>
          <table:table-cell office:value-type="float" office:value="1144">
            <text:p>1144</text:p>
          </table:table-cell>
          <table:table-cell office:value-type="float" office:value="4991">
            <text:p>4991</text:p>
          </table:table-cell>
          <table:table-cell office:value-type="float" office:value="22752">
            <text:p>22752</text:p>
          </table:table-cell>
          <table:table-cell office:value-type="float" office:value="611">
            <text:p>611</text:p>
          </table:table-cell>
          <table:table-cell office:value-type="float" office:value="799.625">
            <text:p>799.625</text:p>
          </table:table-cell>
          <table:table-cell office:value-type="float" office:value="2736">
            <text:p>2736</text:p>
          </table:table-cell>
          <table:table-cell office:value-type="float" office:value="0.534090909090909">
            <text:p>0.5340909091</text:p>
          </table:table-cell>
          <table:table-cell office:value-type="float" office:value="0.160213384091364">
            <text:p>0.1602133841</text:p>
          </table:table-cell>
          <table:table-cell office:value-type="float" office:value="0.120253164556962">
            <text:p>0.1202531646</text:p>
          </table:table-cell>
          <table:table-cell office:value-type="float" office:value="3.42841425619835">
            <text:p>3.4284142562</text:p>
          </table:table-cell>
          <table:table-cell office:value-type="float" office:value="1.61105676806611">
            <text:p>1.6110567681</text:p>
          </table:table-cell>
          <table:table-cell office:value-type="float" office:value="1.44922929017786">
            <text:p>1.4492292902</text:p>
          </table:table-cell>
          <table:table-cell office:value-type="float" office:value="1.61973752958355">
            <text:p>1.6197375296</text:p>
          </table:table-cell>
          <table:table-cell office:value-type="float" office:value="4.66439302040545">
            <text:p>4.6643930204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7">
            <text:p>47</text:p>
          </table:table-cell>
          <table:table-cell office:value-type="float" office:value="1560">
            <text:p>1560</text:p>
          </table:table-cell>
          <table:table-cell office:value-type="float" office:value="4887">
            <text:p>4887</text:p>
          </table:table-cell>
          <table:table-cell office:value-type="float" office:value="25920">
            <text:p>25920</text:p>
          </table:table-cell>
          <table:table-cell office:value-type="float" office:value="-95">
            <text:p>-95</text:p>
          </table:table-cell>
          <table:table-cell office:value-type="float" office:value="-224">
            <text:p>-224</text:p>
          </table:table-cell>
          <table:table-cell office:value-type="float" office:value="2034">
            <text:p>2034</text:p>
          </table:table-cell>
          <table:table-cell office:value-type="float" office:value="-0.0608974358974359">
            <text:p>-0.0608974359</text:p>
          </table:table-cell>
          <table:table-cell office:value-type="float" office:value="-0.0458358911397585">
            <text:p>-0.0458358911</text:p>
          </table:table-cell>
          <table:table-cell office:value-type="float" office:value="0.0784722222222222">
            <text:p>0.0784722222</text:p>
          </table:table-cell>
          <table:table-cell office:value-type="float" office:value="0.794127629848784">
            <text:p>0.7941276298</text:p>
          </table:table-cell>
          <table:table-cell office:value-type="float" office:value="0.843692201687334">
            <text:p>0.8436922017</text:p>
          </table:table-cell>
          <table:table-cell office:value-type="float" office:value="1.28672224151235">
            <text:p>1.2867222415</text:p>
          </table:table-cell>
          <table:table-cell office:value-type="float" office:value="-11.0320037453423">
            <text:p>-11.0320037453</text:p>
          </table:table-cell>
          <table:table-cell office:value-type="float" office:value="-14.7730836097757">
            <text:p>-14.7730836098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1092">
            <text:p>1092</text:p>
          </table:table-cell>
          <table:table-cell office:value-type="float" office:value="5440">
            <text:p>5440</text:p>
          </table:table-cell>
          <table:table-cell office:value-type="float" office:value="30240">
            <text:p>30240</text:p>
          </table:table-cell>
          <table:table-cell office:value-type="float" office:value="225.5">
            <text:p>225.5</text:p>
          </table:table-cell>
          <table:table-cell office:value-type="float" office:value="828.75">
            <text:p>828.75</text:p>
          </table:table-cell>
          <table:table-cell office:value-type="float" office:value="1458">
            <text:p>1458</text:p>
          </table:table-cell>
          <table:table-cell office:value-type="float" office:value="0.206501831501831">
            <text:p>0.2065018315</text:p>
          </table:table-cell>
          <table:table-cell office:value-type="float" office:value="0.15234375">
            <text:p>0.15234375</text:p>
          </table:table-cell>
          <table:table-cell office:value-type="float" office:value="0.0482142857142857">
            <text:p>0.0482142857</text:p>
          </table:table-cell>
          <table:table-cell office:value-type="float" office:value="1.80633670282709">
            <text:p>1.8063367028</text:p>
          </table:table-cell>
          <table:table-cell office:value-type="float" office:value="1.57869201660156">
            <text:p>1.5786920166</text:p>
          </table:table-cell>
          <table:table-cell office:value-type="float" office:value="1.17330625">
            <text:p>1.17330625</text:p>
          </table:table-cell>
          <table:table-cell office:value-type="float" office:value="3.69235169689553">
            <text:p>3.6923516969</text:p>
          </table:table-cell>
          <table:table-cell office:value-type="float" office:value="4.88827495036066">
            <text:p>4.8882749504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144">
            <text:p>1144</text:p>
          </table:table-cell>
          <table:table-cell office:value-type="float" office:value="6440">
            <text:p>6440</text:p>
          </table:table-cell>
          <table:table-cell office:value-type="float" office:value="29376">
            <text:p>29376</text:p>
          </table:table-cell>
          <table:table-cell office:value-type="float" office:value="611">
            <text:p>611</text:p>
          </table:table-cell>
          <table:table-cell office:value-type="float" office:value="776.375">
            <text:p>776.375</text:p>
          </table:table-cell>
          <table:table-cell office:value-type="float" office:value="342">
            <text:p>342</text:p>
          </table:table-cell>
          <table:table-cell office:value-type="float" office:value="0.534090909090909">
            <text:p>0.5340909091</text:p>
          </table:table-cell>
          <table:table-cell office:value-type="float" office:value="0.120555124223602">
            <text:p>0.1205551242</text:p>
          </table:table-cell>
          <table:table-cell office:value-type="float" office:value="0.0116421568627451">
            <text:p>0.0116421569</text:p>
          </table:table-cell>
          <table:table-cell office:value-type="float" office:value="3.42841425619835">
            <text:p>3.4284142562</text:p>
          </table:table-cell>
          <table:table-cell office:value-type="float" office:value="1.45042866921668">
            <text:p>1.4504286692</text:p>
          </table:table-cell>
          <table:table-cell office:value-type="float" office:value="1.04101320705978">
            <text:p>1.0410132071</text:p>
          </table:table-cell>
          <table:table-cell office:value-type="float" office:value="1.61973752958355">
            <text:p>1.6197375296</text:p>
          </table:table-cell>
          <table:table-cell office:value-type="float" office:value="6.08962878616722">
            <text:p>6.08962878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1664">
            <text:p>1664</text:p>
          </table:table-cell>
          <table:table-cell office:value-type="float" office:value="8216">
            <text:p>8216</text:p>
          </table:table-cell>
          <table:table-cell office:value-type="float" office:value="25056">
            <text:p>25056</text:p>
          </table:table-cell>
          <table:table-cell office:value-type="float" office:value="884">
            <text:p>884</text:p>
          </table:table-cell>
          <table:table-cell office:value-type="float" office:value="631.625">
            <text:p>631.625</text:p>
          </table:table-cell>
          <table:table-cell office:value-type="float" office:value="-666">
            <text:p>-666</text:p>
          </table:table-cell>
          <table:table-cell office:value-type="float" office:value="0.53125">
            <text:p>0.53125</text:p>
          </table:table-cell>
          <table:table-cell office:value-type="float" office:value="0.0768774342745862">
            <text:p>0.0768774343</text:p>
          </table:table-cell>
          <table:table-cell office:value-type="float" office:value="-0.0265804597701149">
            <text:p>-0.0265804598</text:p>
          </table:table-cell>
          <table:table-cell office:value-type="float" office:value="3.4125390625">
            <text:p>3.4125390625</text:p>
          </table:table-cell>
          <table:table-cell office:value-type="float" office:value="1.28065489416631">
            <text:p>1.2806548942</text:p>
          </table:table-cell>
          <table:table-cell office:value-type="float" office:value="0.908353171654115">
            <text:p>0.9083531717</text:p>
          </table:table-cell>
          <table:table-cell office:value-type="float" office:value="1.62678377379716">
            <text:p>1.6267837738</text:p>
          </table:table-cell>
          <table:table-cell office:value-type="float" office:value="9.35855897219393">
            <text:p>9.3585589722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2175">
            <text:p>2175</text:p>
          </table:table-cell>
          <table:table-cell office:value-type="float" office:value="8432">
            <text:p>8432</text:p>
          </table:table-cell>
          <table:table-cell office:value-type="float" office:value="25920">
            <text:p>25920</text:p>
          </table:table-cell>
          <table:table-cell office:value-type="float" office:value="-192.875">
            <text:p>-192.875</text:p>
          </table:table-cell>
          <table:table-cell office:value-type="float" office:value="1441.5">
            <text:p>1441.5</text:p>
          </table:table-cell>
          <table:table-cell office:value-type="float" office:value="2034">
            <text:p>2034</text:p>
          </table:table-cell>
          <table:table-cell office:value-type="float" office:value="-0.0886781609195402">
            <text:p>-0.0886781609</text:p>
          </table:table-cell>
          <table:table-cell office:value-type="float" office:value="0.170955882352941">
            <text:p>0.1709558824</text:p>
          </table:table-cell>
          <table:table-cell office:value-type="float" office:value="0.0784722222222222">
            <text:p>0.0784722222</text:p>
          </table:table-cell>
          <table:table-cell office:value-type="float" office:value="0.70503951658079">
            <text:p>0.7050395166</text:p>
          </table:table-cell>
          <table:table-cell office:value-type="float" office:value="1.655628379109">
            <text:p>1.6556283791</text:p>
          </table:table-cell>
          <table:table-cell office:value-type="float" office:value="1.28672224151235">
            <text:p>1.2867222415</text:p>
          </table:table-cell>
          <table:table-cell office:value-type="float" office:value="-7.46449955038376">
            <text:p>-7.4644995504</text:p>
          </table:table-cell>
          <table:table-cell office:value-type="float" office:value="4.3919996545333">
            <text:p>4.3919996545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265">
            <text:p>2265</text:p>
          </table:table-cell>
          <table:table-cell office:value-type="float" office:value="10760">
            <text:p>10760</text:p>
          </table:table-cell>
          <table:table-cell office:value-type="float" office:value="30240">
            <text:p>30240</text:p>
          </table:table-cell>
          <table:table-cell office:value-type="float" office:value="-147.5">
            <text:p>-147.5</text:p>
          </table:table-cell>
          <table:table-cell office:value-type="float" office:value="250">
            <text:p>250</text:p>
          </table:table-cell>
          <table:table-cell office:value-type="float" office:value="1458">
            <text:p>1458</text:p>
          </table:table-cell>
          <table:table-cell office:value-type="float" office:value="-0.065121412803532">
            <text:p>-0.0651214128</text:p>
          </table:table-cell>
          <table:table-cell office:value-type="float" office:value="0.0232342007434944">
            <text:p>0.0232342007</text:p>
          </table:table-cell>
          <table:table-cell office:value-type="float" office:value="0.0482142857142857">
            <text:p>0.0482142857</text:p>
          </table:table-cell>
          <table:table-cell office:value-type="float" office:value="0.780387020062473">
            <text:p>0.7803870201</text:p>
          </table:table-cell>
          <table:table-cell office:value-type="float" office:value="1.08237776564724">
            <text:p>1.0823777656</text:p>
          </table:table-cell>
          <table:table-cell office:value-type="float" office:value="1.17330625">
            <text:p>1.17330625</text:p>
          </table:table-cell>
          <table:table-cell office:value-type="float" office:value="-10.2934581845767">
            <text:p>-10.2934581846</text:p>
          </table:table-cell>
          <table:table-cell office:value-type="float" office:value="30.1783015466673">
            <text:p>30.1783015467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980">
            <text:p>1980</text:p>
          </table:table-cell>
          <table:table-cell office:value-type="float" office:value="10810">
            <text:p>10810</text:p>
          </table:table-cell>
          <table:table-cell office:value-type="float" office:value="34128">
            <text:p>34128</text:p>
          </table:table-cell>
          <table:table-cell office:value-type="float" office:value="-56.25">
            <text:p>-56.25</text:p>
          </table:table-cell>
          <table:table-cell office:value-type="float" office:value="218.5">
            <text:p>218.5</text:p>
          </table:table-cell>
          <table:table-cell office:value-type="float" office:value="4104">
            <text:p>4104</text:p>
          </table:table-cell>
          <table:table-cell office:value-type="float" office:value="-0.0284090909090909">
            <text:p>-0.0284090909</text:p>
          </table:table-cell>
          <table:table-cell office:value-type="float" office:value="0.0202127659574468">
            <text:p>0.020212766</text:p>
          </table:table-cell>
          <table:table-cell office:value-type="float" office:value="0.120253164556962">
            <text:p>0.1202531646</text:p>
          </table:table-cell>
          <table:table-cell office:value-type="float" office:value="0.902150051652893">
            <text:p>0.9021500517</text:p>
          </table:table-cell>
          <table:table-cell office:value-type="float" office:value="1.07154545043006">
            <text:p>1.0715454504</text:p>
          </table:table-cell>
          <table:table-cell office:value-type="float" office:value="1.44922929017786">
            <text:p>1.4492292902</text:p>
          </table:table-cell>
          <table:table-cell office:value-type="float" office:value="-24.0505424546661">
            <text:p>-24.0505424547</text:p>
          </table:table-cell>
          <table:table-cell office:value-type="float" office:value="34.6379624282177">
            <text:p>34.6379624282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1815">
            <text:p>1815</text:p>
          </table:table-cell>
          <table:table-cell office:value-type="float" office:value="10602">
            <text:p>10602</text:p>
          </table:table-cell>
          <table:table-cell office:value-type="float" office:value="38880">
            <text:p>38880</text:p>
          </table:table-cell>
          <table:table-cell office:value-type="float" office:value="35.625">
            <text:p>35.625</text:p>
          </table:table-cell>
          <table:table-cell office:value-type="float" office:value="418.5">
            <text:p>418.5</text:p>
          </table:table-cell>
          <table:table-cell office:value-type="float" office:value="3051">
            <text:p>3051</text:p>
          </table:table-cell>
          <table:table-cell office:value-type="float" office:value="0.0196280991735537">
            <text:p>0.0196280992</text:p>
          </table:table-cell>
          <table:table-cell office:value-type="float" office:value="0.0394736842105263">
            <text:p>0.0394736842</text:p>
          </table:table-cell>
          <table:table-cell office:value-type="float" office:value="0.0784722222222222">
            <text:p>0.0784722222</text:p>
          </table:table-cell>
          <table:table-cell office:value-type="float" office:value="1.06945346117069">
            <text:p>1.0694534612</text:p>
          </table:table-cell>
          <table:table-cell office:value-type="float" office:value="1.14121191135734">
            <text:p>1.1412119114</text:p>
          </table:table-cell>
          <table:table-cell office:value-type="float" office:value="1.28672224151235">
            <text:p>1.2867222415</text:p>
          </table:table-cell>
          <table:table-cell office:value-type="float" office:value="0">
            <text:p>0</text:p>
          </table:table-cell>
          <table:table-cell office:value-type="float" office:value="17.9040659824112">
            <text:p>17.9040659824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385">
            <text:p>2385</text:p>
          </table:table-cell>
          <table:table-cell office:value-type="float" office:value="10994">
            <text:p>10994</text:p>
          </table:table-cell>
          <table:table-cell office:value-type="float" office:value="45360">
            <text:p>45360</text:p>
          </table:table-cell>
          <table:table-cell office:value-type="float" office:value="45">
            <text:p>45</text:p>
          </table:table-cell>
          <table:table-cell office:value-type="float" office:value="552">
            <text:p>552</text:p>
          </table:table-cell>
          <table:table-cell office:value-type="float" office:value="2187">
            <text:p>2187</text:p>
          </table:table-cell>
          <table:table-cell office:value-type="float" office:value="0.0188679245283019">
            <text:p>0.0188679245</text:p>
          </table:table-cell>
          <table:table-cell office:value-type="float" office:value="0.0502092050209205">
            <text:p>0.050209205</text:p>
          </table:table-cell>
          <table:table-cell office:value-type="float" office:value="0.0482142857142857">
            <text:p>0.0482142857</text:p>
          </table:table-cell>
          <table:table-cell office:value-type="float" office:value="1.06673549305803">
            <text:p>1.0667354931</text:p>
          </table:table-cell>
          <table:table-cell office:value-type="float" office:value="1.18067330754013">
            <text:p>1.1806733075</text:p>
          </table:table-cell>
          <table:table-cell office:value-type="float" office:value="1.17330625">
            <text:p>1.17330625</text:p>
          </table:table-cell>
          <table:table-cell office:value-type="float" office:value="0">
            <text:p>0</text:p>
          </table:table-cell>
          <table:table-cell office:value-type="float" office:value="14.1489253116455">
            <text:p>14.1489253116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2595">
            <text:p>2595</text:p>
          </table:table-cell>
          <table:table-cell office:value-type="float" office:value="11567">
            <text:p>11567</text:p>
          </table:table-cell>
          <table:table-cell office:value-type="float" office:value="44064">
            <text:p>44064</text:p>
          </table:table-cell>
          <table:table-cell office:value-type="float" office:value="5.625">
            <text:p>5.625</text:p>
          </table:table-cell>
          <table:table-cell office:value-type="float" office:value="268.75">
            <text:p>268.75</text:p>
          </table:table-cell>
          <table:table-cell office:value-type="float" office:value="513">
            <text:p>513</text:p>
          </table:table-cell>
          <table:table-cell office:value-type="float" office:value="0.00216763005780347">
            <text:p>0.0021676301</text:p>
          </table:table-cell>
          <table:table-cell office:value-type="float" office:value="0.0232342007434944">
            <text:p>0.0232342007</text:p>
          </table:table-cell>
          <table:table-cell office:value-type="float" office:value="0.0116421568627451">
            <text:p>0.0116421569</text:p>
          </table:table-cell>
          <table:table-cell office:value-type="float" office:value="1.00759591449764">
            <text:p>1.0075959145</text:p>
          </table:table-cell>
          <table:table-cell office:value-type="float" office:value="1.08237776564724">
            <text:p>1.0823777656</text:p>
          </table:table-cell>
          <table:table-cell office:value-type="float" office:value="1.04101320705978">
            <text:p>1.0410132071</text:p>
          </table:table-cell>
          <table:table-cell office:value-type="float" office:value="0">
            <text:p>0</text:p>
          </table:table-cell>
          <table:table-cell office:value-type="float" office:value="30.1783015466673">
            <text:p>30.1783015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610">
            <text:p>2610</text:p>
          </table:table-cell>
          <table:table-cell office:value-type="float" office:value="11036">
            <text:p>11036</text:p>
          </table:table-cell>
          <table:table-cell office:value-type="float" office:value="37584">
            <text:p>37584</text:p>
          </table:table-cell>
          <table:table-cell office:value-type="float" office:value="59.625">
            <text:p>59.625</text:p>
          </table:table-cell>
          <table:table-cell office:value-type="float" office:value="31">
            <text:p>31</text:p>
          </table:table-cell>
          <table:table-cell office:value-type="float" office:value="-999">
            <text:p>-999</text:p>
          </table:table-cell>
          <table:table-cell office:value-type="float" office:value="0.0228448275862069">
            <text:p>0.0228448276</text:p>
          </table:table-cell>
          <table:table-cell office:value-type="float" office:value="0.00280898876404494">
            <text:p>0.0028089888</text:p>
          </table:table-cell>
          <table:table-cell office:value-type="float" office:value="-0.0265804597701149">
            <text:p>-0.0265804598</text:p>
          </table:table-cell>
          <table:table-cell office:value-type="float" office:value="1.08097979340071">
            <text:p>1.0809797934</text:p>
          </table:table-cell>
          <table:table-cell office:value-type="float" office:value="1.0098469258932">
            <text:p>1.0098469259</text:p>
          </table:table-cell>
          <table:table-cell office:value-type="float" office:value="0.908353171654115">
            <text:p>0.9083531717</text:p>
          </table:table-cell>
          <table:table-cell office:value-type="float" office:value="30.6868058397189">
            <text:p>30.6868058397</text:p>
          </table:table-cell>
          <table:table-cell office:value-type="float" office:value="0">
            <text:p>0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2895">
            <text:p>2895</text:p>
          </table:table-cell>
          <table:table-cell office:value-type="float" office:value="10520">
            <text:p>10520</text:p>
          </table:table-cell>
          <table:table-cell office:value-type="float" office:value="31320">
            <text:p>31320</text:p>
          </table:table-cell>
          <table:table-cell office:value-type="float" office:value="144.625">
            <text:p>144.625</text:p>
          </table:table-cell>
          <table:table-cell office:value-type="float" office:value="485">
            <text:p>485</text:p>
          </table:table-cell>
          <table:table-cell office:value-type="float" office:value="-567">
            <text:p>-567</text:p>
          </table:table-cell>
          <table:table-cell office:value-type="float" office:value="0.0499568221070812">
            <text:p>0.0499568221</text:p>
          </table:table-cell>
          <table:table-cell office:value-type="float" office:value="0.0461026615969582">
            <text:p>0.0461026616</text:p>
          </table:table-cell>
          <table:table-cell office:value-type="float" office:value="-0.0181034482758621">
            <text:p>-0.0181034483</text:p>
          </table:table-cell>
          <table:table-cell office:value-type="float" office:value="1.17974041816186">
            <text:p>1.1797404182</text:p>
          </table:table-cell>
          <table:table-cell office:value-type="float" office:value="1.16552520818575">
            <text:p>1.1655252082</text:p>
          </table:table-cell>
          <table:table-cell office:value-type="float" office:value="0.937280291319857">
            <text:p>0.9372802913</text:p>
          </table:table-cell>
          <table:table-cell office:value-type="float" office:value="14.2186832588193">
            <text:p>14.2186832588</text:p>
          </table:table-cell>
          <table:table-cell office:value-type="float" office:value="15.3788328016998">
            <text:p>15.3788328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2535">
            <text:p>2535</text:p>
          </table:table-cell>
          <table:table-cell office:value-type="float" office:value="11196">
            <text:p>11196</text:p>
          </table:table-cell>
          <table:table-cell office:value-type="float" office:value="32616">
            <text:p>32616</text:p>
          </table:table-cell>
          <table:table-cell office:value-type="float" office:value="160.125">
            <text:p>160.125</text:p>
          </table:table-cell>
          <table:table-cell office:value-type="float" office:value="427.5">
            <text:p>427.5</text:p>
          </table:table-cell>
          <table:table-cell office:value-type="float" office:value="-999">
            <text:p>-999</text:p>
          </table:table-cell>
          <table:table-cell office:value-type="float" office:value="0.0631656804733728">
            <text:p>0.0631656805</text:p>
          </table:table-cell>
          <table:table-cell office:value-type="float" office:value="0.0381832797427653">
            <text:p>0.0381832797</text:p>
          </table:table-cell>
          <table:table-cell office:value-type="float" office:value="-0.0306291390728477">
            <text:p>-0.0306291391</text:p>
          </table:table-cell>
          <table:table-cell office:value-type="float" office:value="1.22890009190855">
            <text:p>1.2289000919</text:p>
          </table:table-cell>
          <table:table-cell office:value-type="float" office:value="1.13649908628943">
            <text:p>1.1364990863</text:p>
          </table:table-cell>
          <table:table-cell office:value-type="float" office:value="0.894636775799307">
            <text:p>0.8946367758</text:p>
          </table:table-cell>
          <table:table-cell office:value-type="float" office:value="11.3165134305779">
            <text:p>11.3165134306</text:p>
          </table:table-cell>
          <table:table-cell office:value-type="float" office:value="18.4975689983021">
            <text:p>18.4975689983</text:p>
          </table:table-cell>
          <table:table-cell office:value-type="float" office:value="-22.2819483292016">
            <text:p>-22.281948329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58">
            <text:p>158</text:p>
          </table:table-cell>
          <table:table-cell office:value-type="float" office:value="2310">
            <text:p>2310</text:p>
          </table:table-cell>
          <table:table-cell office:value-type="float" office:value="11352">
            <text:p>11352</text:p>
          </table:table-cell>
          <table:table-cell office:value-type="float" office:value="28512">
            <text:p>28512</text:p>
          </table:table-cell>
          <table:table-cell office:value-type="float" office:value="120.25">
            <text:p>120.25</text:p>
          </table:table-cell>
          <table:table-cell office:value-type="float" office:value="-322.5">
            <text:p>-322.5</text:p>
          </table:table-cell>
          <table:table-cell office:value-type="float" office:value="-810">
            <text:p>-810</text:p>
          </table:table-cell>
          <table:table-cell office:value-type="float" office:value="0.0520562770562771">
            <text:p>0.0520562771</text:p>
          </table:table-cell>
          <table:table-cell table:number-columns-repeated="2" office:value-type="float" office:value="-0.0284090909090909">
            <text:p>-0.0284090909</text:p>
          </table:table-cell>
          <table:table-cell office:value-type="float" office:value="1.18750828741965">
            <text:p>1.1875082874</text:p>
          </table:table-cell>
          <table:table-cell table:number-columns-repeated="2" office:value-type="float" office:value="0.902150051652893">
            <text:p>0.9021500517</text:p>
          </table:table-cell>
          <table:table-cell office:value-type="float" office:value="13.6589854050619">
            <text:p>13.6589854051</text:p>
          </table:table-cell>
          <table:table-cell table:number-columns-repeated="2" office:value-type="float" office:value="-24.0505424546661">
            <text:p>-24.050542454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80">
            <text:p>180</text:p>
          </table:table-cell>
          <table:table-cell office:value-type="float" office:value="2457">
            <text:p>2457</text:p>
          </table:table-cell>
          <table:table-cell office:value-type="float" office:value="11310">
            <text:p>11310</text:p>
          </table:table-cell>
          <table:table-cell office:value-type="float" office:value="26136">
            <text:p>26136</text:p>
          </table:table-cell>
          <table:table-cell office:value-type="float" office:value="73">
            <text:p>73</text:p>
          </table:table-cell>
          <table:table-cell office:value-type="float" office:value="234.375">
            <text:p>234.375</text:p>
          </table:table-cell>
          <table:table-cell office:value-type="float" office:value="513">
            <text:p>513</text:p>
          </table:table-cell>
          <table:table-cell office:value-type="float" office:value="0.0297110297110297">
            <text:p>0.0297110297</text:p>
          </table:table-cell>
          <table:table-cell office:value-type="float" office:value="0.0207228116710875">
            <text:p>0.0207228117</text:p>
          </table:table-cell>
          <table:table-cell office:value-type="float" office:value="0.0196280991735537">
            <text:p>0.0196280992</text:p>
          </table:table-cell>
          <table:table-cell office:value-type="float" office:value="1.10571878475012">
            <text:p>1.1057187848</text:p>
          </table:table-cell>
          <table:table-cell office:value-type="float" office:value="1.07337153329897">
            <text:p>1.0733715333</text:p>
          </table:table-cell>
          <table:table-cell office:value-type="float" office:value="1.06945346117069">
            <text:p>1.0694534612</text:p>
          </table:table-cell>
          <table:table-cell office:value-type="float" office:value="23.6745074063747">
            <text:p>23.6745074064</text:p>
          </table:table-cell>
          <table:table-cell office:value-type="float" office:value="33.79389918099">
            <text:p>33.793899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2972">
            <text:p>2972</text:p>
          </table:table-cell>
          <table:table-cell office:value-type="float" office:value="13068">
            <text:p>13068</text:p>
          </table:table-cell>
          <table:table-cell office:value-type="float" office:value="34344">
            <text:p>34344</text:p>
          </table:table-cell>
          <table:table-cell office:value-type="float" office:value="78.625">
            <text:p>78.625</text:p>
          </table:table-cell>
          <table:table-cell office:value-type="float" office:value="426.375">
            <text:p>426.375</text:p>
          </table:table-cell>
          <table:table-cell office:value-type="float" office:value="648">
            <text:p>648</text:p>
          </table:table-cell>
          <table:table-cell office:value-type="float" office:value="0.0264552489905787">
            <text:p>0.026455249</text:p>
          </table:table-cell>
          <table:table-cell office:value-type="float" office:value="0.0326274104683196">
            <text:p>0.0326274105</text:p>
          </table:table-cell>
          <table:table-cell office:value-type="float" office:value="0.0188679245283019">
            <text:p>0.0188679245</text:p>
          </table:table-cell>
          <table:table-cell office:value-type="float" office:value="1.09396513665737">
            <text:p>1.0939651367</text:p>
          </table:table-cell>
          <table:table-cell office:value-type="float" office:value="1.1162824505503">
            <text:p>1.1162824506</text:p>
          </table:table-cell>
          <table:table-cell office:value-type="float" office:value="1.06673549305803">
            <text:p>1.0667354931</text:p>
          </table:table-cell>
          <table:table-cell office:value-type="float" office:value="26.5458083846812">
            <text:p>26.5458083847</text:p>
          </table:table-cell>
          <table:table-cell office:value-type="float" office:value="21.5890400561762">
            <text:p>21.58904005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04">
            <text:p>204</text:p>
          </table:table-cell>
          <table:table-cell office:value-type="float" office:value="3666">
            <text:p>3666</text:p>
          </table:table-cell>
          <table:table-cell office:value-type="float" office:value="14534">
            <text:p>14534</text:p>
          </table:table-cell>
          <table:table-cell office:value-type="float" office:value="37368">
            <text:p>37368</text:p>
          </table:table-cell>
          <table:table-cell office:value-type="float" office:value="131.375">
            <text:p>131.375</text:p>
          </table:table-cell>
          <table:table-cell office:value-type="float" office:value="232.375">
            <text:p>232.375</text:p>
          </table:table-cell>
          <table:table-cell office:value-type="float" office:value="81">
            <text:p>81</text:p>
          </table:table-cell>
          <table:table-cell office:value-type="float" office:value="0.0358360611020185">
            <text:p>0.0358360611</text:p>
          </table:table-cell>
          <table:table-cell office:value-type="float" office:value="0.0159883720930233">
            <text:p>0.0159883721</text:p>
          </table:table-cell>
          <table:table-cell office:value-type="float" office:value="0.00216763005780347">
            <text:p>0.0021676301</text:p>
          </table:table-cell>
          <table:table-cell office:value-type="float" office:value="1.12794329147667">
            <text:p>1.1279432915</text:p>
          </table:table-cell>
          <table:table-cell office:value-type="float" office:value="1.05646033328826">
            <text:p>1.0564603333</text:p>
          </table:table-cell>
          <table:table-cell office:value-type="float" office:value="1.00759591449764">
            <text:p>1.0075959145</text:p>
          </table:table-cell>
          <table:table-cell office:value-type="float" office:value="19.686709736267">
            <text:p>19.68670973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174">
            <text:p>174</text:p>
          </table:table-cell>
          <table:table-cell office:value-type="float" office:value="3557">
            <text:p>3557</text:p>
          </table:table-cell>
          <table:table-cell office:value-type="float" office:value="13320">
            <text:p>13320</text:p>
          </table:table-cell>
          <table:table-cell office:value-type="float" office:value="37584">
            <text:p>37584</text:p>
          </table:table-cell>
          <table:table-cell office:value-type="float" office:value="169.75">
            <text:p>169.75</text:p>
          </table:table-cell>
          <table:table-cell office:value-type="float" office:value="196.875">
            <text:p>196.875</text:p>
          </table:table-cell>
          <table:table-cell office:value-type="float" office:value="817.625">
            <text:p>817.625</text:p>
          </table:table-cell>
          <table:table-cell office:value-type="float" office:value="0.0477228001124543">
            <text:p>0.0477228001</text:p>
          </table:table-cell>
          <table:table-cell office:value-type="float" office:value="0.0147804054054054">
            <text:p>0.0147804054</text:p>
          </table:table-cell>
          <table:table-cell office:value-type="float" office:value="0.0217546030225628">
            <text:p>0.021754603</text:p>
          </table:table-cell>
          <table:table-cell office:value-type="float" office:value="1.17149363306871">
            <text:p>1.1714936331</text:p>
          </table:table-cell>
          <table:table-cell office:value-type="float" office:value="1.05215960127146">
            <text:p>1.0521596013</text:p>
          </table:table-cell>
          <table:table-cell office:value-type="float" office:value="1.0770687055742">
            <text:p>1.0770687056</text:p>
          </table:table-cell>
          <table:table-cell office:value-type="float" office:value="14.8683257629717">
            <text:p>14.868325763</text:p>
          </table:table-cell>
          <table:table-cell office:value-type="float" office:value="0">
            <text:p>0</text:p>
          </table:table-cell>
          <table:table-cell office:value-type="float" office:value="32.2074232885159">
            <text:p>32.207423288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3194">
            <text:p>3194</text:p>
          </table:table-cell>
          <table:table-cell office:value-type="float" office:value="13760">
            <text:p>13760</text:p>
          </table:table-cell>
          <table:table-cell office:value-type="float" office:value="41688">
            <text:p>41688</text:p>
          </table:table-cell>
          <table:table-cell office:value-type="float" office:value="239.25">
            <text:p>239.25</text:p>
          </table:table-cell>
          <table:table-cell office:value-type="float" office:value="1030.75">
            <text:p>1030.75</text:p>
          </table:table-cell>
          <table:table-cell office:value-type="float" office:value="1953.375">
            <text:p>1953.375</text:p>
          </table:table-cell>
          <table:table-cell office:value-type="float" office:value="0.074906073888541">
            <text:p>0.0749060739</text:p>
          </table:table-cell>
          <table:table-cell office:value-type="float" office:value="0.0749091569767442">
            <text:p>0.074909157</text:p>
          </table:table-cell>
          <table:table-cell office:value-type="float" office:value="0.0468570092112838">
            <text:p>0.0468570092</text:p>
          </table:table-cell>
          <table:table-cell office:value-type="float" office:value="1.27316866162447">
            <text:p>1.2731686616</text:p>
          </table:table-cell>
          <table:table-cell office:value-type="float" office:value="1.27318035774458">
            <text:p>1.2731803577</text:p>
          </table:table-cell>
          <table:table-cell office:value-type="float" office:value="1.16830286769146">
            <text:p>1.1683028677</text:p>
          </table:table-cell>
          <table:table-cell office:value-type="float" office:value="9.59595266999567">
            <text:p>9.59595267</text:p>
          </table:table-cell>
          <table:table-cell office:value-type="float" office:value="9.59557164953429">
            <text:p>9.5955716495</text:p>
          </table:table-cell>
          <table:table-cell office:value-type="float" office:value="15.1367459997465">
            <text:p>15.136745999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3524">
            <text:p>3524</text:p>
          </table:table-cell>
          <table:table-cell office:value-type="float" office:value="15153">
            <text:p>15153</text:p>
          </table:table-cell>
          <table:table-cell office:value-type="float" office:value="36504">
            <text:p>36504</text:p>
          </table:table-cell>
          <table:table-cell office:value-type="float" office:value="289.25">
            <text:p>289.25</text:p>
          </table:table-cell>
          <table:table-cell office:value-type="float" office:value="859.142857142857">
            <text:p>859.1428571429</text:p>
          </table:table-cell>
          <table:table-cell office:value-type="float" office:value="2020.375">
            <text:p>2020.375</text:p>
          </table:table-cell>
          <table:table-cell office:value-type="float" office:value="0.0820800227014756">
            <text:p>0.0820800227</text:p>
          </table:table-cell>
          <table:table-cell office:value-type="float" office:value="0.0566978721799549">
            <text:p>0.0566978722</text:p>
          </table:table-cell>
          <table:table-cell office:value-type="float" office:value="0.055346674337059">
            <text:p>0.0553466743</text:p>
          </table:table-cell>
          <table:table-cell office:value-type="float" office:value="1.30048485450345">
            <text:p>1.3004848545</text:p>
          </table:table-cell>
          <table:table-cell office:value-type="float" office:value="1.20474326410092">
            <text:p>1.2047432641</text:p>
          </table:table-cell>
          <table:table-cell office:value-type="float" office:value="1.19971733872564">
            <text:p>1.1997173387</text:p>
          </table:table-cell>
          <table:table-cell office:value-type="float" office:value="8.78679073465327">
            <text:p>8.7867907347</text:p>
          </table:table-cell>
          <table:table-cell office:value-type="float" office:value="12.5686650160551">
            <text:p>12.5686650161</text:p>
          </table:table-cell>
          <table:table-cell office:value-type="float" office:value="12.8671988983805">
            <text:p>12.867198898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3586">
            <text:p>3586</text:p>
          </table:table-cell>
          <table:table-cell office:value-type="float" office:value="14625">
            <text:p>14625</text:p>
          </table:table-cell>
          <table:table-cell office:value-type="float" office:value="34426">
            <text:p>34426</text:p>
          </table:table-cell>
          <table:table-cell office:value-type="float" office:value="231.428571428571">
            <text:p>231.4285714286</text:p>
          </table:table-cell>
          <table:table-cell office:value-type="float" office:value="408">
            <text:p>408</text:p>
          </table:table-cell>
          <table:table-cell office:value-type="float" office:value="2221.42857142857">
            <text:p>2221.4285714286</text:p>
          </table:table-cell>
          <table:table-cell office:value-type="float" office:value="0.0645366903035615">
            <text:p>0.0645366903</text:p>
          </table:table-cell>
          <table:table-cell office:value-type="float" office:value="0.0278974358974359">
            <text:p>0.0278974359</text:p>
          </table:table-cell>
          <table:table-cell office:value-type="float" office:value="0.0645276410686275">
            <text:p>0.0645276411</text:p>
          </table:table-cell>
          <table:table-cell office:value-type="float" office:value="1.23404178547733">
            <text:p>1.2340417855</text:p>
          </table:table-cell>
          <table:table-cell office:value-type="float" office:value="1.09916642882314">
            <text:p>1.0991664288</text:p>
          </table:table-cell>
          <table:table-cell office:value-type="float" office:value="1.23400782400548">
            <text:p>1.234007824</text:p>
          </table:table-cell>
          <table:table-cell office:value-type="float" office:value="11.0833197422747">
            <text:p>11.0833197423</text:p>
          </table:table-cell>
          <table:table-cell office:value-type="float" office:value="25.191252679803">
            <text:p>25.1912526798</text:p>
          </table:table-cell>
          <table:table-cell office:value-type="float" office:value="11.0848264408367">
            <text:p>11.084826440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3668">
            <text:p>3668</text:p>
          </table:table-cell>
          <table:table-cell office:value-type="float" office:value="14821">
            <text:p>14821</text:p>
          </table:table-cell>
          <table:table-cell office:value-type="float" office:value="35454">
            <text:p>35454</text:p>
          </table:table-cell>
          <table:table-cell office:value-type="float" office:value="288.166666666667">
            <text:p>288.1666666667</text:p>
          </table:table-cell>
          <table:table-cell office:value-type="float" office:value="424.6">
            <text:p>424.6</text:p>
          </table:table-cell>
          <table:table-cell office:value-type="float" office:value="0">
            <text:p>0</text:p>
          </table:table-cell>
          <table:table-cell office:value-type="float" office:value="0.0785623409669211">
            <text:p>0.078562341</text:p>
          </table:table-cell>
          <table:table-cell office:value-type="float" office:value="0.0286485392348694">
            <text:p>0.0286485392</text:p>
          </table:table-cell>
          <table:table-cell office:value-type="float" office:value="0">
            <text:p>0</text:p>
          </table:table-cell>
          <table:table-cell office:value-type="float" office:value="1.2870653945639">
            <text:p>1.2870653946</text:p>
          </table:table-cell>
          <table:table-cell office:value-type="float" office:value="1.10187853537062">
            <text:p>1.1018785354</text:p>
          </table:table-cell>
          <table:table-cell office:value-type="float" office:value="1.11">
            <text:p>1.11</text:p>
          </table:table-cell>
          <table:table-cell office:value-type="float" office:value="9.16509917170762">
            <text:p>9.1650991717</text:p>
          </table:table-cell>
          <table:table-cell office:value-type="float" office:value="24.5397945482799">
            <text:p>24.5397945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3803">
            <text:p>3803</text:p>
          </table:table-cell>
          <table:table-cell office:value-type="float" office:value="16353">
            <text:p>16353</text:p>
          </table:table-cell>
          <table:table-cell office:value-type="float" office:value="41957">
            <text:p>41957</text:p>
          </table:table-cell>
          <table:table-cell table:number-columns-repeated="2" office:value-type="float" office:value="0">
            <text:p>0</text:p>
          </table:table-cell>
          <table:table-cell office:value-type="float" office:value="4016.8">
            <text:p>4016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7361107800844">
            <text:p>0.0957361108</text:p>
          </table:table-cell>
          <table:table-cell table:number-columns-repeated="2" office:value-type="float" office:value="1.11">
            <text:p>1.11</text:p>
          </table:table-cell>
          <table:table-cell office:value-type="float" office:value="1.3530405774286">
            <text:p>1.3530405774</text:p>
          </table:table-cell>
          <table:table-cell table:number-columns-repeated="2" office:value-type="float" office:value="0">
            <text:p>0</text:p>
          </table:table-cell>
          <table:table-cell office:value-type="float" office:value="7.58147861626929">
            <text:p>7.581478616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3917">
            <text:p>3917</text:p>
          </table:table-cell>
          <table:table-cell office:value-type="float" office:value="17947">
            <text:p>17947</text:p>
          </table:table-cell>
          <table:table-cell office:value-type="float" office:value="50742">
            <text:p>50742</text:p>
          </table:table-cell>
          <table:table-cell table:number-columns-repeated="2" office:value-type="float" office:value="0">
            <text:p>0</text:p>
          </table:table-cell>
          <table:table-cell office:value-type="float" office:value="4227.75">
            <text:p>4227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3185526782547">
            <text:p>0.0833185527</text:p>
          </table:table-cell>
          <table:table-cell office:value-type="float" office:value="1.11">
            <text:p>1.11</text:p>
          </table:table-cell>
          <table:table-cell office:value-type="float" office:value="1.03">
            <text:p>1.03</text:p>
          </table:table-cell>
          <table:table-cell office:value-type="float" office:value="1.30522121756587">
            <text:p>1.3052212176</text:p>
          </table:table-cell>
          <table:table-cell table:number-columns-repeated="2" office:value-type="float" office:value="0">
            <text:p>0</text:p>
          </table:table-cell>
          <table:table-cell office:value-type="float" office:value="8.66119315647661">
            <text:p>8.661193156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4033">
            <text:p>4033</text:p>
          </table:table-cell>
          <table:table-cell office:value-type="float" office:value="18856">
            <text:p>18856</text:p>
          </table:table-cell>
          <table:table-cell office:value-type="float" office:value="55292">
            <text:p>55292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09">
            <text:p>1.09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4154">
            <text:p>4154</text:p>
          </table:table-cell>
          <table:table-cell office:value-type="float" office:value="20179">
            <text:p>20179</text:p>
          </table:table-cell>
          <table:table-cell office:value-type="float" office:value="60249">
            <text:p>60249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09">
            <text:p>1.09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0.75">
            <text:p>40.75</text:p>
          </table:table-cell>
          <table:table-cell office:value-type="float" office:value="2002.75">
            <text:p>2002.75</text:p>
          </table:table-cell>
          <table:table-cell office:value-type="float" office:value="10364.25">
            <text:p>10364.25</text:p>
          </table:table-cell>
          <table:table-cell office:value-type="float" office:value="14.7425">
            <text:p>14.7425</text:p>
          </table:table-cell>
          <table:table-cell table:number-columns-repeated="3" office:value-type="float" office:value="5">
            <text:p>5</text:p>
          </table:table-cell>
          <table:table-cell office:value-type="float" office:value="169">
            <text:p>169</text:p>
          </table:table-cell>
          <table:table-cell office:value-type="float" office:value="239">
            <text:p>239</text:p>
          </table:table-cell>
          <table:table-cell office:value-type="float" office:value="169">
            <text:p>169</text:p>
          </table:table-cell>
          <table:table-cell office:value-type="float" office:value="4278">
            <text:p>4278</text:p>
          </table:table-cell>
          <table:table-cell office:value-type="float" office:value="20838">
            <text:p>20838</text:p>
          </table:table-cell>
          <table:table-cell office:value-type="float" office:value="65651">
            <text:p>6565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.11">
            <text:p>1.11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4">
            <text:p>44</text:p>
          </table:table-cell>
          <table:table-cell office:value-type="float" office:value="2038.33333333333">
            <text:p>2038.3333333333</text:p>
          </table:table-cell>
          <table:table-cell office:value-type="float" office:value="10602">
            <text:p>10602</text:p>
          </table:table-cell>
          <table:table-cell office:value-type="float" office:value="14.5533333333333">
            <text:p>14.55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154">
            <text:p>154</text:p>
          </table:table-cell>
          <table:table-cell office:value-type="float" office:value="333">
            <text:p>333</text:p>
          </table:table-cell>
          <table:table-cell office:value-type="float" office:value="154">
            <text:p>154</text:p>
          </table:table-cell>
          <table:table-cell office:value-type="float" office:value="4405">
            <text:p>4405</text:p>
          </table:table-cell>
          <table:table-cell office:value-type="float" office:value="22309">
            <text:p>22309</text:p>
          </table:table-cell>
          <table:table-cell office:value-type="float" office:value="71538">
            <text:p>71538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33">
            <text:p>1.33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6" table:default-cell-style-name="Default"/>
        <table:table-column table:style-name="co12" table:number-columns-repeated="4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1.11">
            <text:p>1.11</text:p>
          </table:table-cell>
          <table:table-cell office:value-type="float" office:value="1.32">
            <text:p>1.32</text:p>
          </table:table-cell>
          <table:table-cell office:value-type="float" office:value="1.33">
            <text:p>1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.4">
            <text:p>4.4</text:p>
          </table:table-cell>
          <table:table-cell office:value-type="float" office:value="11.9">
            <text:p>11.9</text:p>
          </table:table-cell>
          <table:table-cell office:value-type="float" office:value="1987">
            <text:p>1987</text:p>
          </table:table-cell>
          <table:table-cell office:value-type="float" office:value="4237">
            <text:p>4237</text:p>
          </table:table-cell>
          <table:table-cell office:value-type="float" office:value="7168">
            <text:p>71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5:03.79</dc:date>
    <dc:creator>Liam Widdess</dc:creator>
    <meta:editing-duration>P2DT3H30M58S</meta:editing-duration>
    <meta:editing-cycles>185</meta:editing-cycles>
    <meta:generator>OpenOffice/4.1.7$Win32 OpenOffice.org_project/417m1$Build-9800</meta:generator>
    <meta:document-statistic meta:table-count="8" meta:cell-count="700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3">
                <text:p>353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77">
                <text:p>477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708">
                <text:p>708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90">
                <text:p>690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32">
                <text:p>83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22">
                <text:p>1022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10">
                <text:p>1110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24">
                <text:p>1124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47">
                <text:p>647</text:p>
              </table:table-cell>
              <table:table-cell office:value-type="float" office:value="1303">
                <text:p>1303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48">
                <text:p>748</text:p>
              </table:table-cell>
              <table:table-cell office:value-type="float" office:value="1386">
                <text:p>1386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84">
                <text:p>784</text:p>
              </table:table-cell>
              <table:table-cell office:value-type="float" office:value="1538">
                <text:p>1538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30">
                <text:p>830</text:p>
              </table:table-cell>
              <table:table-cell office:value-type="float" office:value="1652">
                <text:p>1652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64">
                <text:p>864</text:p>
              </table:table-cell>
              <table:table-cell office:value-type="float" office:value="1718">
                <text:p>1718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58">
                <text:p>858</text:p>
              </table:table-cell>
              <table:table-cell office:value-type="float" office:value="1916">
                <text:p>1916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24">
                <text:p>924</text:p>
              </table:table-cell>
              <table:table-cell office:value-type="float" office:value="1850">
                <text:p>185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87">
                <text:p>1187</text:p>
              </table:table-cell>
              <table:table-cell office:value-type="float" office:value="2224">
                <text:p>2224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58">
                <text:p>1158</text:p>
              </table:table-cell>
              <table:table-cell office:value-type="float" office:value="2212">
                <text:p>2212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71">
                <text:p>1271</text:p>
              </table:table-cell>
              <table:table-cell office:value-type="float" office:value="2335">
                <text:p>2335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42">
                <text:p>1342</text:p>
              </table:table-cell>
              <table:table-cell office:value-type="float" office:value="2396">
                <text:p>2396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44">
                <text:p>1344</text:p>
              </table:table-cell>
              <table:table-cell office:value-type="float" office:value="2742">
                <text:p>2742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03">
                <text:p>1503</text:p>
              </table:table-cell>
              <table:table-cell office:value-type="float" office:value="2781">
                <text:p>2781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08">
                <text:p>1708</text:p>
              </table:table-cell>
              <table:table-cell office:value-type="float" office:value="2982">
                <text:p>2982</text:p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09">
                <text:p>1709</text:p>
              </table:table-cell>
              <table:table-cell office:value-type="float" office:value="3072">
                <text:p>3072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121">
                <text:p>2121</text:p>
              </table:table-cell>
              <table:table-cell office:value-type="float" office:value="3546">
                <text:p>3546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02">
                <text:p>2002</text:p>
              </table:table-cell>
              <table:table-cell office:value-type="float" office:value="3440">
                <text:p>3440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64">
                <text:p>1864</text:p>
              </table:table-cell>
              <table:table-cell office:value-type="float" office:value="3578">
                <text:p>3578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20">
                <text:p>1920</text:p>
              </table:table-cell>
              <table:table-cell office:value-type="float" office:value="3820">
                <text:p>3820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16">
                <text:p>2216</text:p>
              </table:table-cell>
              <table:table-cell office:value-type="float" office:value="4185">
                <text:p>4185</text:p>
              </table:table-cell>
              <table:table-cell office:value-type="float" office:value="8107">
                <text:p>810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90">
                <text:p>2290</text:p>
              </table:table-cell>
              <table:table-cell office:value-type="float" office:value="4262">
                <text:p>4262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420">
                <text:p>2420</text:p>
              </table:table-cell>
              <table:table-cell office:value-type="float" office:value="4170">
                <text:p>4170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806">
                <text:p>1806</text:p>
              </table:table-cell>
              <table:table-cell office:value-type="float" office:value="4236">
                <text:p>4236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892">
                <text:p>1892</text:p>
              </table:table-cell>
              <table:table-cell office:value-type="float" office:value="4719">
                <text:p>4719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288">
                <text:p>2288</text:p>
              </table:table-cell>
              <table:table-cell office:value-type="float" office:value="4547">
                <text:p>4547</text:p>
              </table:table-cell>
              <table:table-cell office:value-type="float" office:value="8342">
                <text:p>834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560">
                <text:p>1560</text:p>
              </table:table-cell>
              <table:table-cell office:value-type="float" office:value="4680">
                <text:p>4680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92">
                <text:p>1092</text:p>
              </table:table-cell>
              <table:table-cell office:value-type="float" office:value="4767">
                <text:p>4767</text:p>
              </table:table-cell>
              <table:table-cell office:value-type="float" office:value="16272">
                <text:p>1627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144">
                <text:p>1144</text:p>
              </table:table-cell>
              <table:table-cell office:value-type="float" office:value="4991">
                <text:p>499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560">
                <text:p>1560</text:p>
              </table:table-cell>
              <table:table-cell office:value-type="float" office:value="4887">
                <text:p>4887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92">
                <text:p>1092</text:p>
              </table:table-cell>
              <table:table-cell office:value-type="float" office:value="5440">
                <text:p>5440</text:p>
              </table:table-cell>
              <table:table-cell office:value-type="float" office:value="30240">
                <text:p>3024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144">
                <text:p>1144</text:p>
              </table:table-cell>
              <table:table-cell office:value-type="float" office:value="6440">
                <text:p>6440</text:p>
              </table:table-cell>
              <table:table-cell office:value-type="float" office:value="29376">
                <text:p>2937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664">
                <text:p>1664</text:p>
              </table:table-cell>
              <table:table-cell office:value-type="float" office:value="8216">
                <text:p>8216</text:p>
              </table:table-cell>
              <table:table-cell office:value-type="float" office:value="25056">
                <text:p>2505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175">
                <text:p>2175</text:p>
              </table:table-cell>
              <table:table-cell office:value-type="float" office:value="8432">
                <text:p>8432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265">
                <text:p>2265</text:p>
              </table:table-cell>
              <table:table-cell office:value-type="float" office:value="10760">
                <text:p>10760</text:p>
              </table:table-cell>
              <table:table-cell office:value-type="float" office:value="30240">
                <text:p>3024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980">
                <text:p>1980</text:p>
              </table:table-cell>
              <table:table-cell office:value-type="float" office:value="10810">
                <text:p>10810</text:p>
              </table:table-cell>
              <table:table-cell office:value-type="float" office:value="34128">
                <text:p>3412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815">
                <text:p>1815</text:p>
              </table:table-cell>
              <table:table-cell office:value-type="float" office:value="10602">
                <text:p>10602</text:p>
              </table:table-cell>
              <table:table-cell office:value-type="float" office:value="38880">
                <text:p>3888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385">
                <text:p>2385</text:p>
              </table:table-cell>
              <table:table-cell office:value-type="float" office:value="10994">
                <text:p>10994</text:p>
              </table:table-cell>
              <table:table-cell office:value-type="float" office:value="45360">
                <text:p>4536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595">
                <text:p>2595</text:p>
              </table:table-cell>
              <table:table-cell office:value-type="float" office:value="11567">
                <text:p>11567</text:p>
              </table:table-cell>
              <table:table-cell office:value-type="float" office:value="44064">
                <text:p>440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610">
                <text:p>2610</text:p>
              </table:table-cell>
              <table:table-cell office:value-type="float" office:value="11036">
                <text:p>11036</text:p>
              </table:table-cell>
              <table:table-cell office:value-type="float" office:value="37584">
                <text:p>3758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895">
                <text:p>2895</text:p>
              </table:table-cell>
              <table:table-cell office:value-type="float" office:value="10520">
                <text:p>10520</text:p>
              </table:table-cell>
              <table:table-cell office:value-type="float" office:value="31320">
                <text:p>3132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535">
                <text:p>2535</text:p>
              </table:table-cell>
              <table:table-cell office:value-type="float" office:value="11196">
                <text:p>11196</text:p>
              </table:table-cell>
              <table:table-cell office:value-type="float" office:value="32616">
                <text:p>3261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310">
                <text:p>2310</text:p>
              </table:table-cell>
              <table:table-cell office:value-type="float" office:value="11352">
                <text:p>11352</text:p>
              </table:table-cell>
              <table:table-cell office:value-type="float" office:value="28512">
                <text:p>2851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457">
                <text:p>2457</text:p>
              </table:table-cell>
              <table:table-cell office:value-type="float" office:value="11310">
                <text:p>11310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972">
                <text:p>2972</text:p>
              </table:table-cell>
              <table:table-cell office:value-type="float" office:value="13068">
                <text:p>13068</text:p>
              </table:table-cell>
              <table:table-cell office:value-type="float" office:value="34344">
                <text:p>3434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666">
                <text:p>3666</text:p>
              </table:table-cell>
              <table:table-cell office:value-type="float" office:value="14534">
                <text:p>14534</text:p>
              </table:table-cell>
              <table:table-cell office:value-type="float" office:value="37368">
                <text:p>3736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557">
                <text:p>3557</text:p>
              </table:table-cell>
              <table:table-cell office:value-type="float" office:value="13320">
                <text:p>13320</text:p>
              </table:table-cell>
              <table:table-cell office:value-type="float" office:value="37584">
                <text:p>3758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3194">
                <text:p>3194</text:p>
              </table:table-cell>
              <table:table-cell office:value-type="float" office:value="13760">
                <text:p>13760</text:p>
              </table:table-cell>
              <table:table-cell office:value-type="float" office:value="41688">
                <text:p>4168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3524">
                <text:p>3524</text:p>
              </table:table-cell>
              <table:table-cell office:value-type="float" office:value="15153">
                <text:p>15153</text:p>
              </table:table-cell>
              <table:table-cell office:value-type="float" office:value="36504">
                <text:p>3650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3586">
                <text:p>3586</text:p>
              </table:table-cell>
              <table:table-cell office:value-type="float" office:value="14625">
                <text:p>14625</text:p>
              </table:table-cell>
              <table:table-cell office:value-type="float" office:value="34426">
                <text:p>3442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668">
                <text:p>3668</text:p>
              </table:table-cell>
              <table:table-cell office:value-type="float" office:value="14821">
                <text:p>14821</text:p>
              </table:table-cell>
              <table:table-cell office:value-type="float" office:value="35454">
                <text:p>3545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3803">
                <text:p>3803</text:p>
              </table:table-cell>
              <table:table-cell office:value-type="float" office:value="16353">
                <text:p>16353</text:p>
              </table:table-cell>
              <table:table-cell office:value-type="float" office:value="41957">
                <text:p>4195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3917">
                <text:p>3917</text:p>
              </table:table-cell>
              <table:table-cell office:value-type="float" office:value="17947">
                <text:p>17947</text:p>
              </table:table-cell>
              <table:table-cell office:value-type="float" office:value="50742">
                <text:p>5074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4033">
                <text:p>4033</text:p>
              </table:table-cell>
              <table:table-cell office:value-type="float" office:value="18856">
                <text:p>18856</text:p>
              </table:table-cell>
              <table:table-cell office:value-type="float" office:value="55292">
                <text:p>5529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4154">
                <text:p>4154</text:p>
              </table:table-cell>
              <table:table-cell office:value-type="float" office:value="20179">
                <text:p>20179</text:p>
              </table:table-cell>
              <table:table-cell office:value-type="float" office:value="60249">
                <text:p>6024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4278">
                <text:p>4278</text:p>
              </table:table-cell>
              <table:table-cell office:value-type="float" office:value="20838">
                <text:p>20838</text:p>
              </table:table-cell>
              <table:table-cell office:value-type="float" office:value="65651">
                <text:p>6565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4405">
                <text:p>4405</text:p>
              </table:table-cell>
              <table:table-cell office:value-type="float" office:value="22309">
                <text:p>22309</text:p>
              </table:table-cell>
              <table:table-cell office:value-type="float" office:value="71538">
                <text:p>71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02.75">
                <text:p>2002.7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038.33333333333">
                <text:p>2038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3cm" svg:y="1.405cm" svg:width="30.876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7425">
                <text:p>14.742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5533333333333">
                <text:p>14.55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2cm" svg:y="1.352cm" svg:width="31.33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63250485667014">
                <text:p>1.6325048566701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.44202628321389">
                <text:p>2.4420262832138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81894140625">
                <text:p>1.58189414062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0917988101677">
                <text:p>1.7091798810167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70798667422614">
                <text:p>1.7079866742261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8640853921287">
                <text:p>1.28640853921287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2950899102079">
                <text:p>1.62950899102079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39525473207">
                <text:p>1.2683952547320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58066247703056">
                <text:p>2.5806624770305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7807541869957">
                <text:p>1.2780754186995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1352366691015">
                <text:p>1.6135236669101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7482971221552">
                <text:p>1.0748297122155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14209777277656">
                <text:p>1.1420977727765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5727374757678">
                <text:p>1.2572737475767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588575865673">
                <text:p>1.26588575865673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0084067976156">
                <text:p>1.3008406797615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19953217388712">
                <text:p>1.199532173887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7213914470387">
                <text:p>1.2721391447038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3324486778671">
                <text:p>1.2332448677867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7583079585118">
                <text:p>1.1758307958511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4422731232975">
                <text:p>1.2442273123297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0436345895483">
                <text:p>1.10436345895483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948096413907">
                <text:p>1.1294809641390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8870628495348">
                <text:p>1.1887062849534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7551699930993">
                <text:p>1.1755169993099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6400963488285">
                <text:p>1.1640096348828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30372102763918">
                <text:p>1.3037210276391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8322070513744">
                <text:p>1.28322070513744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5034558508189">
                <text:p>1.1503455850818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09582201694662">
                <text:p>1.0958220169466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03362135152545">
                <text:p>1.0336213515254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9871755901275">
                <text:p>1.1987175590127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483380530331">
                <text:p>1.2048338053033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3138352343305">
                <text:p>1.1313835234330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964775275429599">
                <text:p>0.964775275429599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912896063634267">
                <text:p>0.91289606363426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0193633607888">
                <text:p>1.2019363360788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786907390314532">
                <text:p>0.78690739031453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959879118770229">
                <text:p>0.95987911877022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61105676806611">
                <text:p>1.6110567680661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843692201687334">
                <text:p>0.84369220168733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57869201660156">
                <text:p>1.5786920166015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45042866921668">
                <text:p>1.4504286692166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8065489416631">
                <text:p>1.28065489416631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655628379109">
                <text:p>1.65562837910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237776564724">
                <text:p>1.0823777656472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07154545043006">
                <text:p>1.0715454504300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4121191135734">
                <text:p>1.1412119113573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8067330754013">
                <text:p>1.1806733075401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8237776564724">
                <text:p>1.0823777656472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0098469258932">
                <text:p>1.009846925893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6552520818575">
                <text:p>1.1655252081857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13649908628943">
                <text:p>1.1364990862894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0.902150051652893">
                <text:p>0.90215005165289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337153329897">
                <text:p>1.0733715332989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62824505503">
                <text:p>1.116282450550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646033328826">
                <text:p>1.0564603332882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215960127146">
                <text:p>1.052159601271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7318035774458">
                <text:p>1.2731803577445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20474326410092">
                <text:p>1.2047432641009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9916642882314">
                <text:p>1.0991664288231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0187853537062">
                <text:p>1.1018785353706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64.25">
                <text:p>10364.2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602">
                <text:p>10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